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map style:condition="cell-content()=[$PDPCD.$X3]" style:apply-style-name="Untitled1" style:base-cell-address="PDPCD.G3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map style:condition="cell-content()=[$PDPCD.$Y3]" style:apply-style-name="Untitled1" style:base-cell-address="PDPCD.L3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map style:condition="cell-content()=[$PDPCD.$Z3]" style:apply-style-name="Untitled1" style:base-cell-address="PDPCD.Q3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map style:condition="cell-content()=[$PDPCD.$AA3]" style:apply-style-name="Untitled1" style:base-cell-address="PDPCD.W3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PDPCD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4"/>
        <table:table-column table:style-name="co5" table:visibility="collapse" table:number-columns-repeated="4" table:default-cell-style-name="ce4"/>
        <table:table-column table:style-name="co5" table:number-columns-repeated="996" table:default-cell-style-name="ce4"/>
        <table:table-row table:style-name="ro1">
          <table:table-cell table:style-name="ce1" office:value-type="string" table:number-columns-spanned="1" table:number-rows-spanned="2">
            <text:p>nReqs</text:p>
          </table:table-cell>
          <table:table-cell table:style-name="ce1" office:value-type="string" table:number-columns-spanned="1" table:number-rows-spanned="2">
            <text:p>nVeic</text:p>
          </table:table-cell>
          <table:table-cell table:style-name="ce1" office:value-type="string" table:number-columns-spanned="1" table:number-rows-spanned="2">
            <text:p>instance</text:p>
          </table:table-cell>
          <table:table-cell table:style-name="ce1" office:value-type="string" table:number-columns-spanned="4" table:number-rows-spanned="1">
            <text:p>CustoTroca = 0</text:p>
          </table:table-cell>
          <table:covered-table-cell table:number-columns-repeated="2" table:style-name="ce1"/>
          <table:covered-table-cell table:style-name="ce2"/>
          <table:table-cell table:style-name="ce1" table:number-columns-spanned="1" table:number-rows-spanned="56"/>
          <table:table-cell table:style-name="ce1" office:value-type="string" table:number-columns-spanned="4" table:number-rows-spanned="1">
            <text:p>CustoTroca = 10</text:p>
          </table:table-cell>
          <table:covered-table-cell table:number-columns-repeated="2" table:style-name="ce1"/>
          <table:covered-table-cell table:style-name="ce2"/>
          <table:table-cell table:style-name="ce1" table:number-columns-spanned="1" table:number-rows-spanned="56"/>
          <table:table-cell table:style-name="ce1" office:value-type="string" table:number-columns-spanned="4" table:number-rows-spanned="1">
            <text:p>CustoTroca = 20</text:p>
          </table:table-cell>
          <table:covered-table-cell table:number-columns-repeated="2" table:style-name="ce1"/>
          <table:covered-table-cell table:style-name="ce2"/>
          <table:table-cell table:style-name="ce1" table:number-columns-spanned="1" table:number-rows-spanned="56"/>
          <table:table-cell table:style-name="ce1" office:value-type="string" table:number-columns-spanned="4" table:number-rows-spanned="1">
            <text:p>CustoTroca = 40</text:p>
          </table:table-cell>
          <table:covered-table-cell table:number-columns-repeated="2" table:style-name="ce1"/>
          <table:covered-table-cell table:style-name="ce2"/>
          <table:table-cell table:style-name="ce3"/>
          <table:table-cell table:number-columns-repeated="1000"/>
        </table:table-row>
        <table:table-row table:style-name="ro1">
          <table:covered-table-cell table:number-columns-repeated="3" table:style-name="ce2"/>
          <table:table-cell table:style-name="ce2" office:value-type="string">
            <text:p>BUB</text:p>
          </table:table-cell>
          <table:table-cell table:style-name="ce2" office:value-type="string">
            <text:p>Rotas</text:p>
          </table:table-cell>
          <table:table-cell table:style-name="ce2" office:value-type="string">
            <text:p>BLB – PD</text:p>
          </table:table-cell>
          <table:table-cell table:style-name="ce2" office:value-type="string">
            <text:p>BLB – BC</text:p>
          </table:table-cell>
          <table:covered-table-cell table:style-name="ce2"/>
          <table:table-cell table:style-name="ce2" office:value-type="string">
            <text:p>BUB</text:p>
          </table:table-cell>
          <table:table-cell table:style-name="ce2" office:value-type="string">
            <text:p>Rotas</text:p>
          </table:table-cell>
          <table:table-cell table:style-name="ce2" office:value-type="string">
            <text:p>BLB – PD</text:p>
          </table:table-cell>
          <table:table-cell table:style-name="ce2" office:value-type="string">
            <text:p>BLB – BC</text:p>
          </table:table-cell>
          <table:covered-table-cell table:style-name="ce2"/>
          <table:table-cell table:style-name="ce2" office:value-type="string">
            <text:p>BUB</text:p>
          </table:table-cell>
          <table:table-cell table:style-name="ce2" office:value-type="string">
            <text:p>Rotas</text:p>
          </table:table-cell>
          <table:table-cell table:style-name="ce2" office:value-type="string">
            <text:p>BLB – PD</text:p>
          </table:table-cell>
          <table:table-cell table:style-name="ce2" office:value-type="string">
            <text:p>BLB – BC</text:p>
          </table:table-cell>
          <table:covered-table-cell table:style-name="ce2"/>
          <table:table-cell table:style-name="ce2" office:value-type="string">
            <text:p>BUB</text:p>
          </table:table-cell>
          <table:table-cell table:style-name="ce2" office:value-type="string">
            <text:p>Rotas</text:p>
          </table:table-cell>
          <table:table-cell table:style-name="ce2" office:value-type="string">
            <text:p>BLB – PD</text:p>
          </table:table-cell>
          <table:table-cell table:style-name="ce2" office:value-type="string">
            <text:p>BLB – BC</text:p>
          </table:table-cell>
          <table:table-cell/>
          <table:table-cell office:value-type="string">
            <text:p>c0</text:p>
          </table:table-cell>
          <table:table-cell office:value-type="string">
            <text:p>c10</text:p>
          </table:table-cell>
          <table:table-cell office:value-type="string">
            <text:p>c20</text:p>
          </table:table-cell>
          <table:table-cell office:value-type="string">
            <text:p>c40</text:p>
          </table:table-cell>
          <table:table-cell table:number-columns-repeated="996"/>
        </table:table-row>
        <table:table-row table:style-name="ro1">
          <table:table-cell table:style-name="ce1" office:value-type="float" office:value="10" table:number-columns-spanned="1" table:number-rows-spanned="10">
            <text:p>10</text:p>
          </table:table-cell>
          <table:table-cell table:style-name="ce1" office:value-type="string" table:number-columns-spanned="1" table:number-rows-spanned="5">
            <text:p>K2</text:p>
          </table:table-cell>
          <table:table-cell table:style-name="ce2" office:value-type="string">
            <text:p>a</text:p>
          </table:table-cell>
          <table:table-cell table:style-name="ce5" office:value-type="float" office:value="1033.9">
            <text:p>1033.9</text:p>
          </table:table-cell>
          <table:table-cell table:style-name="ce8" office:value-type="string">
            <text:p>2C</text:p>
          </table:table-cell>
          <table:table-cell table:style-name="ce10"/>
          <table:table-cell table:style-name="ce10" office:value-type="float" office:value="1022.9">
            <text:p>1022.9</text:p>
          </table:table-cell>
          <table:covered-table-cell/>
          <table:table-cell table:style-name="ce5" office:value-type="float" office:value="1053.9">
            <text:p>1053.9</text:p>
          </table:table-cell>
          <table:table-cell table:style-name="ce8" office:value-type="string">
            <text:p>2C</text:p>
          </table:table-cell>
          <table:table-cell table:style-name="ce11"/>
          <table:table-cell table:style-name="ce11" office:value-type="float" office:value="1053.9">
            <text:p>1053.9</text:p>
          </table:table-cell>
          <table:covered-table-cell/>
          <table:table-cell table:style-name="ce5" office:value-type="float" office:value="1073.9">
            <text:p>1073.9</text:p>
          </table:table-cell>
          <table:table-cell table:style-name="ce8" office:value-type="string">
            <text:p>2C</text:p>
          </table:table-cell>
          <table:table-cell table:style-name="ce12"/>
          <table:table-cell table:style-name="ce12" office:value-type="float" office:value="1073.9">
            <text:p>1073.9</text:p>
          </table:table-cell>
          <table:covered-table-cell/>
          <table:table-cell table:style-name="ce5" office:value-type="float" office:value="1097.8">
            <text:p>1097.8</text:p>
          </table:table-cell>
          <table:table-cell table:style-name="ce8" office:value-type="string">
            <text:p>2D</text:p>
          </table:table-cell>
          <table:table-cell table:style-name="ce13"/>
          <table:table-cell table:style-name="ce13" office:value-type="float" office:value="1097.8">
            <text:p>1097.8</text:p>
          </table:table-cell>
          <table:table-cell/>
          <table:table-cell table:formula="of:=MAX([.F3];[.G3])" office:value-type="float" office:value="1022.9">
            <text:p>1022.9</text:p>
          </table:table-cell>
          <table:table-cell table:formula="of:=MAX([.K3];[.L3])" office:value-type="float" office:value="1053.9">
            <text:p>1053.9</text:p>
          </table:table-cell>
          <table:table-cell table:formula="of:=MAX([.P3];[.Q3])" office:value-type="float" office:value="1073.9">
            <text:p>1073.9</text:p>
          </table:table-cell>
          <table:table-cell table:formula="of:=MAX([.U3];[.V3])" office:value-type="float" office:value="1097.8">
            <text:p>1097.8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1302.3">
            <text:p>1302.3</text:p>
          </table:table-cell>
          <table:table-cell office:value-type="string">
            <text:p>2C</text:p>
          </table:table-cell>
          <table:table-cell table:style-name="ce10"/>
          <table:table-cell table:style-name="ce10" office:value-type="float" office:value="1290.4">
            <text:p>1290.4</text:p>
          </table:table-cell>
          <table:covered-table-cell/>
          <table:table-cell table:style-name="ce6" office:value-type="float" office:value="1318.9">
            <text:p>1318.9</text:p>
          </table:table-cell>
          <table:table-cell office:value-type="string">
            <text:p>2D</text:p>
          </table:table-cell>
          <table:table-cell table:style-name="ce11"/>
          <table:table-cell table:style-name="ce11" office:value-type="float" office:value="1318.9">
            <text:p>1318.9</text:p>
          </table:table-cell>
          <table:covered-table-cell/>
          <table:table-cell table:style-name="ce6" office:value-type="float" office:value="1318.9">
            <text:p>1318.9</text:p>
          </table:table-cell>
          <table:table-cell office:value-type="string">
            <text:p>2D</text:p>
          </table:table-cell>
          <table:table-cell table:style-name="ce12"/>
          <table:table-cell table:style-name="ce12" office:value-type="float" office:value="1318.9">
            <text:p>1318.9</text:p>
          </table:table-cell>
          <table:covered-table-cell/>
          <table:table-cell table:style-name="ce6" office:value-type="float" office:value="1318.9">
            <text:p>1318.9</text:p>
          </table:table-cell>
          <table:table-cell office:value-type="string">
            <text:p>2D</text:p>
          </table:table-cell>
          <table:table-cell table:style-name="ce13"/>
          <table:table-cell table:style-name="ce13" office:value-type="float" office:value="1318.9">
            <text:p>1318.9</text:p>
          </table:table-cell>
          <table:table-cell/>
          <table:table-cell table:formula="of:=MAX([.F4];[.G4])" office:value-type="float" office:value="1290.4">
            <text:p>1290.4</text:p>
          </table:table-cell>
          <table:table-cell table:formula="of:=MAX([.K4];[.L4])" office:value-type="float" office:value="1318.9">
            <text:p>1318.9</text:p>
          </table:table-cell>
          <table:table-cell table:formula="of:=MAX([.P4];[.Q4])" office:value-type="float" office:value="1318.9">
            <text:p>1318.9</text:p>
          </table:table-cell>
          <table:table-cell table:formula="of:=MAX([.U4];[.V4])" office:value-type="float" office:value="1318.9">
            <text:p>1318.9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1208.5">
            <text:p>1208.5</text:p>
          </table:table-cell>
          <table:table-cell office:value-type="string">
            <text:p>2C</text:p>
          </table:table-cell>
          <table:table-cell table:style-name="ce10"/>
          <table:table-cell table:style-name="ce10" office:value-type="float" office:value="1208.5">
            <text:p>1208.5</text:p>
          </table:table-cell>
          <table:covered-table-cell/>
          <table:table-cell table:style-name="ce6" office:value-type="float" office:value="1232.3">
            <text:p>1232.3</text:p>
          </table:table-cell>
          <table:table-cell office:value-type="string">
            <text:p>2D</text:p>
          </table:table-cell>
          <table:table-cell table:style-name="ce11"/>
          <table:table-cell table:style-name="ce11" office:value-type="float" office:value="1232.3">
            <text:p>1232.3</text:p>
          </table:table-cell>
          <table:covered-table-cell/>
          <table:table-cell table:style-name="ce6" office:value-type="float" office:value="1232.3">
            <text:p>1232.3</text:p>
          </table:table-cell>
          <table:table-cell office:value-type="string">
            <text:p>2D</text:p>
          </table:table-cell>
          <table:table-cell table:style-name="ce12"/>
          <table:table-cell table:style-name="ce12" office:value-type="float" office:value="1232.3">
            <text:p>1232.3</text:p>
          </table:table-cell>
          <table:covered-table-cell/>
          <table:table-cell table:style-name="ce6" office:value-type="float" office:value="1232.3">
            <text:p>1232.3</text:p>
          </table:table-cell>
          <table:table-cell office:value-type="string">
            <text:p>2D</text:p>
          </table:table-cell>
          <table:table-cell table:style-name="ce13"/>
          <table:table-cell table:style-name="ce13" office:value-type="float" office:value="1232.3">
            <text:p>1232.3</text:p>
          </table:table-cell>
          <table:table-cell/>
          <table:table-cell table:formula="of:=MAX([.F5];[.G5])" office:value-type="float" office:value="1208.5">
            <text:p>1208.5</text:p>
          </table:table-cell>
          <table:table-cell table:formula="of:=MAX([.K5];[.L5])" office:value-type="float" office:value="1232.3">
            <text:p>1232.3</text:p>
          </table:table-cell>
          <table:table-cell table:formula="of:=MAX([.P5];[.Q5])" office:value-type="float" office:value="1232.3">
            <text:p>1232.3</text:p>
          </table:table-cell>
          <table:table-cell table:formula="of:=MAX([.U5];[.V5])" office:value-type="float" office:value="1232.3">
            <text:p>1232.3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1087.4">
            <text:p>1087.4</text:p>
          </table:table-cell>
          <table:table-cell office:value-type="string">
            <text:p>2D</text:p>
          </table:table-cell>
          <table:table-cell table:style-name="ce10"/>
          <table:table-cell table:style-name="ce10" office:value-type="float" office:value="1087.4">
            <text:p>1087.4</text:p>
          </table:table-cell>
          <table:covered-table-cell/>
          <table:table-cell table:style-name="ce6" office:value-type="float" office:value="1087.4">
            <text:p>1087.4</text:p>
          </table:table-cell>
          <table:table-cell office:value-type="string">
            <text:p>2D</text:p>
          </table:table-cell>
          <table:table-cell table:style-name="ce11"/>
          <table:table-cell table:style-name="ce11" office:value-type="float" office:value="1087.4">
            <text:p>1087.4</text:p>
          </table:table-cell>
          <table:covered-table-cell/>
          <table:table-cell table:style-name="ce6" office:value-type="float" office:value="1087.4">
            <text:p>1087.4</text:p>
          </table:table-cell>
          <table:table-cell office:value-type="string">
            <text:p>2D</text:p>
          </table:table-cell>
          <table:table-cell table:style-name="ce12"/>
          <table:table-cell table:style-name="ce12" office:value-type="float" office:value="1087.4">
            <text:p>1087.4</text:p>
          </table:table-cell>
          <table:covered-table-cell/>
          <table:table-cell table:style-name="ce6" office:value-type="float" office:value="1087.4">
            <text:p>1087.4</text:p>
          </table:table-cell>
          <table:table-cell office:value-type="string">
            <text:p>2D</text:p>
          </table:table-cell>
          <table:table-cell table:style-name="ce13"/>
          <table:table-cell table:style-name="ce13" office:value-type="float" office:value="1087.4">
            <text:p>1087.4</text:p>
          </table:table-cell>
          <table:table-cell/>
          <table:table-cell table:formula="of:=MAX([.F6];[.G6])" office:value-type="float" office:value="1087.4">
            <text:p>1087.4</text:p>
          </table:table-cell>
          <table:table-cell table:formula="of:=MAX([.K6];[.L6])" office:value-type="float" office:value="1087.4">
            <text:p>1087.4</text:p>
          </table:table-cell>
          <table:table-cell table:formula="of:=MAX([.P6];[.Q6])" office:value-type="float" office:value="1087.4">
            <text:p>1087.4</text:p>
          </table:table-cell>
          <table:table-cell table:formula="of:=MAX([.U6];[.V6])" office:value-type="float" office:value="1087.4">
            <text:p>1087.4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1262.3">
            <text:p>1262.3</text:p>
          </table:table-cell>
          <table:table-cell table:style-name="ce9" office:value-type="string">
            <text:p>2C</text:p>
          </table:table-cell>
          <table:table-cell table:style-name="ce10"/>
          <table:table-cell table:style-name="ce10" office:value-type="float" office:value="1262.3">
            <text:p>1262.3</text:p>
          </table:table-cell>
          <table:covered-table-cell/>
          <table:table-cell table:style-name="ce7" office:value-type="float" office:value="1312.3">
            <text:p>1312.3</text:p>
          </table:table-cell>
          <table:table-cell table:style-name="ce9" office:value-type="string">
            <text:p>2C</text:p>
          </table:table-cell>
          <table:table-cell table:style-name="ce11"/>
          <table:table-cell table:style-name="ce11" office:value-type="float" office:value="1312.3">
            <text:p>1312.3</text:p>
          </table:table-cell>
          <table:covered-table-cell/>
          <table:table-cell table:style-name="ce7" office:value-type="float" office:value="1337.6">
            <text:p>1337.6</text:p>
          </table:table-cell>
          <table:table-cell table:style-name="ce9" office:value-type="string">
            <text:p>2D</text:p>
          </table:table-cell>
          <table:table-cell table:style-name="ce12"/>
          <table:table-cell table:style-name="ce12" office:value-type="float" office:value="1337.6">
            <text:p>1337.6</text:p>
          </table:table-cell>
          <table:covered-table-cell/>
          <table:table-cell table:style-name="ce7" office:value-type="float" office:value="1337.6">
            <text:p>1337.6</text:p>
          </table:table-cell>
          <table:table-cell table:style-name="ce9" office:value-type="string">
            <text:p>2D</text:p>
          </table:table-cell>
          <table:table-cell table:style-name="ce13"/>
          <table:table-cell table:style-name="ce13" office:value-type="float" office:value="1337.6">
            <text:p>1337.6</text:p>
          </table:table-cell>
          <table:table-cell/>
          <table:table-cell table:formula="of:=MAX([.F7];[.G7])" office:value-type="float" office:value="1262.3">
            <text:p>1262.3</text:p>
          </table:table-cell>
          <table:table-cell table:formula="of:=MAX([.K7];[.L7])" office:value-type="float" office:value="1312.3">
            <text:p>1312.3</text:p>
          </table:table-cell>
          <table:table-cell table:formula="of:=MAX([.P7];[.Q7])" office:value-type="float" office:value="1337.6">
            <text:p>1337.6</text:p>
          </table:table-cell>
          <table:table-cell table:formula="of:=MAX([.U7];[.V7])" office:value-type="float" office:value="1337.6">
            <text:p>1337.6</text:p>
          </table:table-cell>
          <table:table-cell table:number-columns-repeated="996"/>
        </table:table-row>
        <table:table-row table:style-name="ro1">
          <table:covered-table-cell table:style-name="ce2"/>
          <table:table-cell table:style-name="ce1" office:value-type="string" table:number-columns-spanned="1" table:number-rows-spanned="5">
            <text:p>K4</text:p>
          </table:table-cell>
          <table:table-cell table:style-name="ce2" office:value-type="string">
            <text:p>a</text:p>
          </table:table-cell>
          <table:table-cell table:style-name="ce5" office:value-type="float" office:value="1647.7">
            <text:p>1647.7</text:p>
          </table:table-cell>
          <table:table-cell table:style-name="ce8" office:value-type="string">
            <text:p>3C-1D</text:p>
          </table:table-cell>
          <table:table-cell table:number-columns-repeated="2" table:style-name="ce10" office:value-type="float" office:value="1647.7">
            <text:p>1647.7</text:p>
          </table:table-cell>
          <table:covered-table-cell/>
          <table:table-cell table:style-name="ce5" office:value-type="float" office:value="1687.7">
            <text:p>1687.7</text:p>
          </table:table-cell>
          <table:table-cell table:style-name="ce8" office:value-type="string">
            <text:p>3C-1D</text:p>
          </table:table-cell>
          <table:table-cell table:number-columns-repeated="2" table:style-name="ce11" office:value-type="float" office:value="1687.7">
            <text:p>1687.7</text:p>
          </table:table-cell>
          <table:covered-table-cell/>
          <table:table-cell table:style-name="ce5" office:value-type="float" office:value="1703.9">
            <text:p>1703.9</text:p>
          </table:table-cell>
          <table:table-cell table:style-name="ce8" office:value-type="string">
            <text:p>4D</text:p>
          </table:table-cell>
          <table:table-cell table:number-columns-repeated="2" table:style-name="ce12" office:value-type="float" office:value="1703.9">
            <text:p>1703.9</text:p>
          </table:table-cell>
          <table:covered-table-cell/>
          <table:table-cell table:style-name="ce5" office:value-type="float" office:value="1703.9">
            <text:p>1703.9</text:p>
          </table:table-cell>
          <table:table-cell table:style-name="ce8" office:value-type="string">
            <text:p>4D</text:p>
          </table:table-cell>
          <table:table-cell table:number-columns-repeated="2" table:style-name="ce13" office:value-type="float" office:value="1703.9">
            <text:p>1703.9</text:p>
          </table:table-cell>
          <table:table-cell/>
          <table:table-cell table:formula="of:=MAX([.F8];[.G8])" office:value-type="float" office:value="1647.7">
            <text:p>1647.7</text:p>
          </table:table-cell>
          <table:table-cell table:formula="of:=MAX([.K8];[.L8])" office:value-type="float" office:value="1687.7">
            <text:p>1687.7</text:p>
          </table:table-cell>
          <table:table-cell table:formula="of:=MAX([.P8];[.Q8])" office:value-type="float" office:value="1703.9">
            <text:p>1703.9</text:p>
          </table:table-cell>
          <table:table-cell table:formula="of:=MAX([.U8];[.V8])" office:value-type="float" office:value="1703.9">
            <text:p>1703.9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2063.2">
            <text:p>2063.2</text:p>
          </table:table-cell>
          <table:table-cell office:value-type="string">
            <text:p>2C-2D</text:p>
          </table:table-cell>
          <table:table-cell table:number-columns-repeated="2" table:style-name="ce10" office:value-type="float" office:value="2063.2">
            <text:p>2063.2</text:p>
          </table:table-cell>
          <table:covered-table-cell/>
          <table:table-cell table:style-name="ce6" office:value-type="float" office:value="2083.2">
            <text:p>2083.2</text:p>
          </table:table-cell>
          <table:table-cell office:value-type="string">
            <text:p>2C-2D</text:p>
          </table:table-cell>
          <table:table-cell table:number-columns-repeated="2" table:style-name="ce11" office:value-type="float" office:value="2083.2">
            <text:p>2083.2</text:p>
          </table:table-cell>
          <table:covered-table-cell/>
          <table:table-cell table:style-name="ce6" office:value-type="float" office:value="2103.2">
            <text:p>2103.2</text:p>
          </table:table-cell>
          <table:table-cell office:value-type="string">
            <text:p>2C-2D</text:p>
          </table:table-cell>
          <table:table-cell table:number-columns-repeated="2" table:style-name="ce12" office:value-type="float" office:value="2103.2">
            <text:p>2103.2</text:p>
          </table:table-cell>
          <table:covered-table-cell/>
          <table:table-cell table:style-name="ce6" office:value-type="float" office:value="2119">
            <text:p>2119</text:p>
          </table:table-cell>
          <table:table-cell office:value-type="string">
            <text:p>4D</text:p>
          </table:table-cell>
          <table:table-cell table:number-columns-repeated="2" table:style-name="ce13" office:value-type="float" office:value="2119">
            <text:p>2119</text:p>
          </table:table-cell>
          <table:table-cell/>
          <table:table-cell table:formula="of:=MAX([.F9];[.G9])" office:value-type="float" office:value="2063.2">
            <text:p>2063.2</text:p>
          </table:table-cell>
          <table:table-cell table:formula="of:=MAX([.K9];[.L9])" office:value-type="float" office:value="2083.2">
            <text:p>2083.2</text:p>
          </table:table-cell>
          <table:table-cell table:formula="of:=MAX([.P9];[.Q9])" office:value-type="float" office:value="2103.2">
            <text:p>2103.2</text:p>
          </table:table-cell>
          <table:table-cell table:formula="of:=MAX([.U9];[.V9])" office:value-type="float" office:value="2119">
            <text:p>2119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1872.5">
            <text:p>1872.5</text:p>
          </table:table-cell>
          <table:table-cell office:value-type="string">
            <text:p>3C-1D</text:p>
          </table:table-cell>
          <table:table-cell table:number-columns-repeated="2" table:style-name="ce10" office:value-type="float" office:value="1872.5">
            <text:p>1872.5</text:p>
          </table:table-cell>
          <table:covered-table-cell/>
          <table:table-cell table:style-name="ce6" office:value-type="float" office:value="1902.5">
            <text:p>1902.5</text:p>
          </table:table-cell>
          <table:table-cell office:value-type="string">
            <text:p>3C-1D</text:p>
          </table:table-cell>
          <table:table-cell table:number-columns-repeated="2" table:style-name="ce11" office:value-type="float" office:value="1902.5">
            <text:p>1902.5</text:p>
          </table:table-cell>
          <table:covered-table-cell/>
          <table:table-cell table:style-name="ce6" office:value-type="float" office:value="1918.1">
            <text:p>1918.1</text:p>
          </table:table-cell>
          <table:table-cell office:value-type="string">
            <text:p>4D</text:p>
          </table:table-cell>
          <table:table-cell table:number-columns-repeated="2" table:style-name="ce12" office:value-type="float" office:value="1918.1">
            <text:p>1918.1</text:p>
          </table:table-cell>
          <table:covered-table-cell/>
          <table:table-cell table:style-name="ce6" office:value-type="float" office:value="1918.1">
            <text:p>1918.1</text:p>
          </table:table-cell>
          <table:table-cell office:value-type="string">
            <text:p>4D</text:p>
          </table:table-cell>
          <table:table-cell table:number-columns-repeated="2" table:style-name="ce13" office:value-type="float" office:value="1918.1">
            <text:p>1918.1</text:p>
          </table:table-cell>
          <table:table-cell/>
          <table:table-cell table:formula="of:=MAX([.F10];[.G10])" office:value-type="float" office:value="1872.5">
            <text:p>1872.5</text:p>
          </table:table-cell>
          <table:table-cell table:formula="of:=MAX([.K10];[.L10])" office:value-type="float" office:value="1902.5">
            <text:p>1902.5</text:p>
          </table:table-cell>
          <table:table-cell table:formula="of:=MAX([.P10];[.Q10])" office:value-type="float" office:value="1918.1">
            <text:p>1918.1</text:p>
          </table:table-cell>
          <table:table-cell table:formula="of:=MAX([.U10];[.V10])" office:value-type="float" office:value="1918.1">
            <text:p>1918.1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1740.5">
            <text:p>1740.5</text:p>
          </table:table-cell>
          <table:table-cell office:value-type="string">
            <text:p>3C-1D</text:p>
          </table:table-cell>
          <table:table-cell table:number-columns-repeated="2" table:style-name="ce10" office:value-type="float" office:value="1740.5">
            <text:p>1740.5</text:p>
          </table:table-cell>
          <table:covered-table-cell/>
          <table:table-cell table:style-name="ce6" office:value-type="float" office:value="1775.9">
            <text:p>1775.9</text:p>
          </table:table-cell>
          <table:table-cell office:value-type="string">
            <text:p>3C-1D</text:p>
          </table:table-cell>
          <table:table-cell table:number-columns-repeated="2" table:style-name="ce11" office:value-type="float" office:value="1775.9">
            <text:p>1775.9</text:p>
          </table:table-cell>
          <table:covered-table-cell/>
          <table:table-cell table:style-name="ce6" office:value-type="float" office:value="1804.1">
            <text:p>1804.1</text:p>
          </table:table-cell>
          <table:table-cell office:value-type="string">
            <text:p>2C-2D</text:p>
          </table:table-cell>
          <table:table-cell table:number-columns-repeated="2" table:style-name="ce12" office:value-type="float" office:value="1804.1">
            <text:p>1804.1</text:p>
          </table:table-cell>
          <table:covered-table-cell/>
          <table:table-cell table:style-name="ce6" office:value-type="float" office:value="1824.1">
            <text:p>1824.1</text:p>
          </table:table-cell>
          <table:table-cell office:value-type="string">
            <text:p>2C-2D</text:p>
          </table:table-cell>
          <table:table-cell table:number-columns-repeated="2" table:style-name="ce13" office:value-type="float" office:value="1824.1">
            <text:p>1824.1</text:p>
          </table:table-cell>
          <table:table-cell/>
          <table:table-cell table:formula="of:=MAX([.F11];[.G11])" office:value-type="float" office:value="1740.5">
            <text:p>1740.5</text:p>
          </table:table-cell>
          <table:table-cell table:formula="of:=MAX([.K11];[.L11])" office:value-type="float" office:value="1775.9">
            <text:p>1775.9</text:p>
          </table:table-cell>
          <table:table-cell table:formula="of:=MAX([.P11];[.Q11])" office:value-type="float" office:value="1804.1">
            <text:p>1804.1</text:p>
          </table:table-cell>
          <table:table-cell table:formula="of:=MAX([.U11];[.V11])" office:value-type="float" office:value="1824.1">
            <text:p>1824.1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1947.1">
            <text:p>1947.1</text:p>
          </table:table-cell>
          <table:table-cell table:style-name="ce9" office:value-type="string">
            <text:p>3C-1D</text:p>
          </table:table-cell>
          <table:table-cell table:number-columns-repeated="2" table:style-name="ce10" office:value-type="float" office:value="1947.1">
            <text:p>1947.1</text:p>
          </table:table-cell>
          <table:covered-table-cell/>
          <table:table-cell table:style-name="ce7" office:value-type="float" office:value="1987.1">
            <text:p>1987.1</text:p>
          </table:table-cell>
          <table:table-cell table:style-name="ce9" office:value-type="string">
            <text:p>3C-1D</text:p>
          </table:table-cell>
          <table:table-cell table:number-columns-repeated="2" table:style-name="ce11" office:value-type="float" office:value="1987.1">
            <text:p>1987.1</text:p>
          </table:table-cell>
          <table:covered-table-cell/>
          <table:table-cell table:style-name="ce7" office:value-type="float" office:value="2027.1">
            <text:p>2027.1</text:p>
          </table:table-cell>
          <table:table-cell table:style-name="ce9" office:value-type="string">
            <text:p>3C-1D</text:p>
          </table:table-cell>
          <table:table-cell table:number-columns-repeated="2" table:style-name="ce12" office:value-type="float" office:value="2027.1">
            <text:p>2027.1</text:p>
          </table:table-cell>
          <table:covered-table-cell/>
          <table:table-cell table:style-name="ce7" office:value-type="float" office:value="2032">
            <text:p>2032</text:p>
          </table:table-cell>
          <table:table-cell table:style-name="ce9" office:value-type="string">
            <text:p>4D</text:p>
          </table:table-cell>
          <table:table-cell table:number-columns-repeated="2" table:style-name="ce13" office:value-type="float" office:value="2032">
            <text:p>2032</text:p>
          </table:table-cell>
          <table:table-cell/>
          <table:table-cell table:formula="of:=MAX([.F12];[.G12])" office:value-type="float" office:value="1947.1">
            <text:p>1947.1</text:p>
          </table:table-cell>
          <table:table-cell table:formula="of:=MAX([.K12];[.L12])" office:value-type="float" office:value="1987.1">
            <text:p>1987.1</text:p>
          </table:table-cell>
          <table:table-cell table:formula="of:=MAX([.P12];[.Q12])" office:value-type="float" office:value="2027.1">
            <text:p>2027.1</text:p>
          </table:table-cell>
          <table:table-cell table:formula="of:=MAX([.U12];[.V12])" office:value-type="float" office:value="2032">
            <text:p>2032</text:p>
          </table:table-cell>
          <table:table-cell table:number-columns-repeated="996"/>
        </table:table-row>
        <table:table-row table:style-name="ro2">
          <table:table-cell table:style-name="ce2" table:number-columns-repeated="3"/>
          <table:table-cell table:style-name="ce6"/>
          <table:table-cell/>
          <table:table-cell table:style-name="ce10" table:number-columns-repeated="2"/>
          <table:covered-table-cell/>
          <table:table-cell table:style-name="ce6"/>
          <table:table-cell/>
          <table:table-cell table:style-name="ce11" table:number-columns-repeated="2"/>
          <table:covered-table-cell/>
          <table:table-cell table:style-name="ce6"/>
          <table:table-cell/>
          <table:table-cell table:style-name="ce12" table:number-columns-repeated="2"/>
          <table:covered-table-cell/>
          <table:table-cell table:style-name="ce6"/>
          <table:table-cell/>
          <table:table-cell table:style-name="ce13" table:number-columns-repeated="2"/>
          <table:table-cell table:number-columns-repeated="1001"/>
        </table:table-row>
        <table:table-row table:style-name="ro1">
          <table:table-cell table:style-name="ce1" office:value-type="float" office:value="15" table:number-columns-spanned="1" table:number-rows-spanned="10">
            <text:p>15</text:p>
          </table:table-cell>
          <table:table-cell table:style-name="ce1" office:value-type="string" table:number-columns-spanned="1" table:number-rows-spanned="5">
            <text:p>K3</text:p>
          </table:table-cell>
          <table:table-cell table:style-name="ce2" office:value-type="string">
            <text:p>a</text:p>
          </table:table-cell>
          <table:table-cell table:style-name="ce5" office:value-type="float" office:value="1514.8">
            <text:p>1514.8</text:p>
          </table:table-cell>
          <table:table-cell table:style-name="ce8" office:value-type="string">
            <text:p>3C</text:p>
          </table:table-cell>
          <table:table-cell table:number-columns-repeated="2" table:style-name="ce10" office:value-type="float" office:value="1497.3">
            <text:p>1497.3</text:p>
          </table:table-cell>
          <table:covered-table-cell/>
          <table:table-cell table:style-name="ce5" office:value-type="float" office:value="1583">
            <text:p>1583</text:p>
          </table:table-cell>
          <table:table-cell table:style-name="ce8" office:value-type="string">
            <text:p>3C</text:p>
          </table:table-cell>
          <table:table-cell table:style-name="ce11" office:value-type="float" office:value="1568.7">
            <text:p>1568.7</text:p>
          </table:table-cell>
          <table:table-cell table:style-name="ce11" office:value-type="float" office:value="1571.6">
            <text:p>1571.6</text:p>
          </table:table-cell>
          <table:covered-table-cell/>
          <table:table-cell table:style-name="ce5" office:value-type="float" office:value="1693.2">
            <text:p>1693.2</text:p>
          </table:table-cell>
          <table:table-cell table:style-name="ce8" office:value-type="string">
            <text:p>3D</text:p>
          </table:table-cell>
          <table:table-cell table:style-name="ce12" office:value-type="float" office:value="1611">
            <text:p>1611</text:p>
          </table:table-cell>
          <table:table-cell table:style-name="ce12" office:value-type="float" office:value="1622.3">
            <text:p>1622.3</text:p>
          </table:table-cell>
          <table:covered-table-cell/>
          <table:table-cell table:style-name="ce5" office:value-type="float" office:value="1624.5">
            <text:p>1624.5</text:p>
          </table:table-cell>
          <table:table-cell table:style-name="ce8" office:value-type="string">
            <text:p>3D</text:p>
          </table:table-cell>
          <table:table-cell table:style-name="ce13" office:value-type="float" office:value="1619.2">
            <text:p>1619.2</text:p>
          </table:table-cell>
          <table:table-cell table:style-name="ce13" office:value-type="float" office:value="1624.5">
            <text:p>1624.5</text:p>
          </table:table-cell>
          <table:table-cell/>
          <table:table-cell table:formula="of:=MAX([.F14];[.G14])" office:value-type="float" office:value="1497.3">
            <text:p>1497.3</text:p>
          </table:table-cell>
          <table:table-cell table:formula="of:=MAX([.K14];[.L14])" office:value-type="float" office:value="1571.6">
            <text:p>1571.6</text:p>
          </table:table-cell>
          <table:table-cell table:formula="of:=MAX([.P14];[.Q14])" office:value-type="float" office:value="1622.3">
            <text:p>1622.3</text:p>
          </table:table-cell>
          <table:table-cell table:formula="of:=MAX([.U14];[.V14])" office:value-type="float" office:value="1624.5">
            <text:p>1624.5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1636.5">
            <text:p>1636.5</text:p>
          </table:table-cell>
          <table:table-cell office:value-type="string">
            <text:p>3C</text:p>
          </table:table-cell>
          <table:table-cell table:style-name="ce10" office:value-type="float" office:value="1633.1">
            <text:p>1633.1</text:p>
          </table:table-cell>
          <table:table-cell table:style-name="ce10" office:value-type="float" office:value="1633.5">
            <text:p>1633.5</text:p>
          </table:table-cell>
          <table:covered-table-cell/>
          <table:table-cell table:style-name="ce6" office:value-type="float" office:value="1684.4">
            <text:p>1684.4</text:p>
          </table:table-cell>
          <table:table-cell office:value-type="string">
            <text:p>3C</text:p>
          </table:table-cell>
          <table:table-cell table:number-columns-repeated="2" table:style-name="ce11" office:value-type="float" office:value="1684.4">
            <text:p>1684.4</text:p>
          </table:table-cell>
          <table:covered-table-cell/>
          <table:table-cell table:style-name="ce6" office:value-type="float" office:value="1724.4">
            <text:p>1724.4</text:p>
          </table:table-cell>
          <table:table-cell office:value-type="string">
            <text:p>3C</text:p>
          </table:table-cell>
          <table:table-cell table:number-columns-repeated="2" table:style-name="ce12" office:value-type="float" office:value="1724.4">
            <text:p>1724.4</text:p>
          </table:table-cell>
          <table:covered-table-cell/>
          <table:table-cell table:style-name="ce6" office:value-type="float" office:value="1743.5">
            <text:p>1743.5</text:p>
          </table:table-cell>
          <table:table-cell office:value-type="string">
            <text:p>3D</text:p>
          </table:table-cell>
          <table:table-cell table:number-columns-repeated="2" table:style-name="ce13" office:value-type="float" office:value="1743.5">
            <text:p>1743.5</text:p>
          </table:table-cell>
          <table:table-cell/>
          <table:table-cell table:formula="of:=MAX([.F15];[.G15])" office:value-type="float" office:value="1633.5">
            <text:p>1633.5</text:p>
          </table:table-cell>
          <table:table-cell table:formula="of:=MAX([.K15];[.L15])" office:value-type="float" office:value="1684.4">
            <text:p>1684.4</text:p>
          </table:table-cell>
          <table:table-cell table:formula="of:=MAX([.P15];[.Q15])" office:value-type="float" office:value="1724.4">
            <text:p>1724.4</text:p>
          </table:table-cell>
          <table:table-cell table:formula="of:=MAX([.U15];[.V15])" office:value-type="float" office:value="1743.5">
            <text:p>1743.5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1652.6">
            <text:p>1652.6</text:p>
          </table:table-cell>
          <table:table-cell office:value-type="string">
            <text:p>3D</text:p>
          </table:table-cell>
          <table:table-cell table:style-name="ce10" office:value-type="float" office:value="1551.2">
            <text:p>1551.2</text:p>
          </table:table-cell>
          <table:table-cell table:style-name="ce10" office:value-type="float" office:value="1554.8">
            <text:p>1554.8</text:p>
          </table:table-cell>
          <table:covered-table-cell/>
          <table:table-cell table:style-name="ce6" office:value-type="float" office:value="1624.9">
            <text:p>1624.9</text:p>
          </table:table-cell>
          <table:table-cell office:value-type="string">
            <text:p>3C</text:p>
          </table:table-cell>
          <table:table-cell table:style-name="ce11" office:value-type="float" office:value="1609.6">
            <text:p>1609.6</text:p>
          </table:table-cell>
          <table:table-cell table:style-name="ce11" office:value-type="float" office:value="1620.8">
            <text:p>1620.8</text:p>
          </table:table-cell>
          <table:covered-table-cell/>
          <table:table-cell table:style-name="ce6" office:value-type="float" office:value="1652.6">
            <text:p>1652.6</text:p>
          </table:table-cell>
          <table:table-cell office:value-type="string">
            <text:p>3D</text:p>
          </table:table-cell>
          <table:table-cell table:style-name="ce12" office:value-type="float" office:value="1647.9">
            <text:p>1647.9</text:p>
          </table:table-cell>
          <table:table-cell table:style-name="ce12" office:value-type="float" office:value="1652.6">
            <text:p>1652.6</text:p>
          </table:table-cell>
          <table:covered-table-cell/>
          <table:table-cell table:style-name="ce6" office:value-type="float" office:value="1652.6">
            <text:p>1652.6</text:p>
          </table:table-cell>
          <table:table-cell office:value-type="string">
            <text:p>3D</text:p>
          </table:table-cell>
          <table:table-cell table:number-columns-repeated="2" table:style-name="ce13" office:value-type="float" office:value="1652.6">
            <text:p>1652.6</text:p>
          </table:table-cell>
          <table:table-cell/>
          <table:table-cell table:formula="of:=MAX([.F16];[.G16])" office:value-type="float" office:value="1554.8">
            <text:p>1554.8</text:p>
          </table:table-cell>
          <table:table-cell table:formula="of:=MAX([.K16];[.L16])" office:value-type="float" office:value="1620.8">
            <text:p>1620.8</text:p>
          </table:table-cell>
          <table:table-cell table:formula="of:=MAX([.P16];[.Q16])" office:value-type="float" office:value="1652.6">
            <text:p>1652.6</text:p>
          </table:table-cell>
          <table:table-cell table:formula="of:=MAX([.U16];[.V16])" office:value-type="float" office:value="1652.6">
            <text:p>1652.6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1559.1">
            <text:p>1559.1</text:p>
          </table:table-cell>
          <table:table-cell office:value-type="string">
            <text:p>2C-1D</text:p>
          </table:table-cell>
          <table:table-cell table:style-name="ce10" office:value-type="float" office:value="1549.3">
            <text:p>1549.3</text:p>
          </table:table-cell>
          <table:table-cell table:style-name="ce10" office:value-type="float" office:value="1554.2">
            <text:p>1554.2</text:p>
          </table:table-cell>
          <table:covered-table-cell/>
          <table:table-cell table:style-name="ce6" office:value-type="float" office:value="1579.1">
            <text:p>1579.1</text:p>
          </table:table-cell>
          <table:table-cell office:value-type="string">
            <text:p>2C-1D</text:p>
          </table:table-cell>
          <table:table-cell table:number-columns-repeated="2" table:style-name="ce11" office:value-type="float" office:value="1579.1">
            <text:p>1579.1</text:p>
          </table:table-cell>
          <table:covered-table-cell/>
          <table:table-cell table:style-name="ce6" office:value-type="float" office:value="1581">
            <text:p>1581</text:p>
          </table:table-cell>
          <table:table-cell office:value-type="string">
            <text:p>3D</text:p>
          </table:table-cell>
          <table:table-cell table:number-columns-repeated="2" table:style-name="ce12" office:value-type="float" office:value="1581">
            <text:p>1581</text:p>
          </table:table-cell>
          <table:covered-table-cell/>
          <table:table-cell table:style-name="ce6" office:value-type="float" office:value="1581">
            <text:p>1581</text:p>
          </table:table-cell>
          <table:table-cell office:value-type="string">
            <text:p>3D</text:p>
          </table:table-cell>
          <table:table-cell table:number-columns-repeated="2" table:style-name="ce13" office:value-type="float" office:value="1581">
            <text:p>1581</text:p>
          </table:table-cell>
          <table:table-cell/>
          <table:table-cell table:formula="of:=MAX([.F17];[.G17])" office:value-type="float" office:value="1554.2">
            <text:p>1554.2</text:p>
          </table:table-cell>
          <table:table-cell table:formula="of:=MAX([.K17];[.L17])" office:value-type="float" office:value="1579.1">
            <text:p>1579.1</text:p>
          </table:table-cell>
          <table:table-cell table:formula="of:=MAX([.P17];[.Q17])" office:value-type="float" office:value="1581">
            <text:p>1581</text:p>
          </table:table-cell>
          <table:table-cell table:formula="of:=MAX([.U17];[.V17])" office:value-type="float" office:value="1581">
            <text:p>1581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1830.6">
            <text:p>1830.6</text:p>
          </table:table-cell>
          <table:table-cell table:style-name="ce9" office:value-type="string">
            <text:p>3D</text:p>
          </table:table-cell>
          <table:table-cell table:style-name="ce10" office:value-type="float" office:value="1651.6">
            <text:p>1651.6</text:p>
          </table:table-cell>
          <table:table-cell table:style-name="ce10" office:value-type="float" office:value="1654.2">
            <text:p>1654.2</text:p>
          </table:table-cell>
          <table:covered-table-cell/>
          <table:table-cell table:style-name="ce7" office:value-type="float" office:value="1726.2">
            <text:p>1726.2</text:p>
          </table:table-cell>
          <table:table-cell table:style-name="ce9" office:value-type="string">
            <text:p>3C</text:p>
          </table:table-cell>
          <table:table-cell table:style-name="ce11" office:value-type="float" office:value="1713.5">
            <text:p>1713.5</text:p>
          </table:table-cell>
          <table:table-cell table:style-name="ce11" office:value-type="float" office:value="1715.1">
            <text:p>1715.1</text:p>
          </table:table-cell>
          <table:covered-table-cell/>
          <table:table-cell table:style-name="ce7" office:value-type="float" office:value="1847.2">
            <text:p>1847.2</text:p>
          </table:table-cell>
          <table:table-cell table:style-name="ce9" office:value-type="string">
            <text:p>3D</text:p>
          </table:table-cell>
          <table:table-cell table:style-name="ce12" office:value-type="float" office:value="1751.4">
            <text:p>1751.4</text:p>
          </table:table-cell>
          <table:table-cell table:style-name="ce12" office:value-type="float" office:value="1755.5">
            <text:p>1755.5</text:p>
          </table:table-cell>
          <table:covered-table-cell/>
          <table:table-cell table:style-name="ce7" office:value-type="float" office:value="1824.1">
            <text:p>1824.1</text:p>
          </table:table-cell>
          <table:table-cell table:style-name="ce9" office:value-type="string">
            <text:p>3D</text:p>
          </table:table-cell>
          <table:table-cell table:style-name="ce13" office:value-type="float" office:value="1793.3">
            <text:p>1793.3</text:p>
          </table:table-cell>
          <table:table-cell table:style-name="ce13" office:value-type="float" office:value="1806.7">
            <text:p>1806.7</text:p>
          </table:table-cell>
          <table:table-cell/>
          <table:table-cell table:formula="of:=MAX([.F18];[.G18])" office:value-type="float" office:value="1654.2">
            <text:p>1654.2</text:p>
          </table:table-cell>
          <table:table-cell table:formula="of:=MAX([.K18];[.L18])" office:value-type="float" office:value="1715.1">
            <text:p>1715.1</text:p>
          </table:table-cell>
          <table:table-cell table:formula="of:=MAX([.P18];[.Q18])" office:value-type="float" office:value="1755.5">
            <text:p>1755.5</text:p>
          </table:table-cell>
          <table:table-cell table:formula="of:=MAX([.U18];[.V18])" office:value-type="float" office:value="1806.7">
            <text:p>1806.7</text:p>
          </table:table-cell>
          <table:table-cell table:number-columns-repeated="996"/>
        </table:table-row>
        <table:table-row table:style-name="ro1">
          <table:covered-table-cell table:style-name="ce2"/>
          <table:table-cell table:style-name="ce1" office:value-type="string" table:number-columns-spanned="1" table:number-rows-spanned="5">
            <text:p>K6</text:p>
          </table:table-cell>
          <table:table-cell table:style-name="ce2" office:value-type="string">
            <text:p>a</text:p>
          </table:table-cell>
          <table:table-cell table:style-name="ce5" office:value-type="float" office:value="2562.2">
            <text:p>2562.2</text:p>
          </table:table-cell>
          <table:table-cell table:style-name="ce8" office:value-type="string">
            <text:p>4C-2D</text:p>
          </table:table-cell>
          <table:table-cell table:number-columns-repeated="2" table:style-name="ce10" office:value-type="float" office:value="2562.2">
            <text:p>2562.2</text:p>
          </table:table-cell>
          <table:covered-table-cell/>
          <table:table-cell table:style-name="ce5" office:value-type="float" office:value="2622.2">
            <text:p>2622.2</text:p>
          </table:table-cell>
          <table:table-cell table:style-name="ce8" office:value-type="string">
            <text:p>4C-2D</text:p>
          </table:table-cell>
          <table:table-cell table:number-columns-repeated="2" table:style-name="ce11" office:value-type="float" office:value="2622.2">
            <text:p>2622.2</text:p>
          </table:table-cell>
          <table:covered-table-cell/>
          <table:table-cell table:style-name="ce5" office:value-type="float" office:value="2664.8">
            <text:p>2664.8</text:p>
          </table:table-cell>
          <table:table-cell table:style-name="ce8" office:value-type="string">
            <text:p>4C-2D</text:p>
          </table:table-cell>
          <table:table-cell table:number-columns-repeated="2" table:style-name="ce12" office:value-type="float" office:value="2664.8">
            <text:p>2664.8</text:p>
          </table:table-cell>
          <table:covered-table-cell/>
          <table:table-cell table:style-name="ce5" office:value-type="float" office:value="2694.4">
            <text:p>2694.4</text:p>
          </table:table-cell>
          <table:table-cell table:style-name="ce8" office:value-type="string">
            <text:p>6D</text:p>
          </table:table-cell>
          <table:table-cell table:number-columns-repeated="2" table:style-name="ce13" office:value-type="float" office:value="2694.4">
            <text:p>2694.4</text:p>
          </table:table-cell>
          <table:table-cell/>
          <table:table-cell table:formula="of:=MAX([.F19];[.G19])" office:value-type="float" office:value="2562.2">
            <text:p>2562.2</text:p>
          </table:table-cell>
          <table:table-cell table:formula="of:=MAX([.K19];[.L19])" office:value-type="float" office:value="2622.2">
            <text:p>2622.2</text:p>
          </table:table-cell>
          <table:table-cell table:formula="of:=MAX([.P19];[.Q19])" office:value-type="float" office:value="2664.8">
            <text:p>2664.8</text:p>
          </table:table-cell>
          <table:table-cell table:formula="of:=MAX([.U19];[.V19])" office:value-type="float" office:value="2694.4">
            <text:p>2694.4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2894.5">
            <text:p>2894.5</text:p>
          </table:table-cell>
          <table:table-cell office:value-type="string">
            <text:p>4C-2D</text:p>
          </table:table-cell>
          <table:table-cell table:style-name="ce10" office:value-type="float" office:value="2888.4">
            <text:p>2888.4</text:p>
          </table:table-cell>
          <table:table-cell table:style-name="ce10" office:value-type="float" office:value="2879">
            <text:p>2879</text:p>
          </table:table-cell>
          <table:covered-table-cell/>
          <table:table-cell table:style-name="ce6" office:value-type="float" office:value="2925.1">
            <text:p>2925.1</text:p>
          </table:table-cell>
          <table:table-cell office:value-type="string">
            <text:p>4C-2D</text:p>
          </table:table-cell>
          <table:table-cell table:number-columns-repeated="2" table:style-name="ce11" office:value-type="float" office:value="2925.1">
            <text:p>2925.1</text:p>
          </table:table-cell>
          <table:covered-table-cell/>
          <table:table-cell table:style-name="ce6" office:value-type="float" office:value="2955.1">
            <text:p>2955.1</text:p>
          </table:table-cell>
          <table:table-cell office:value-type="string">
            <text:p>4C-2D</text:p>
          </table:table-cell>
          <table:table-cell table:number-columns-repeated="2" table:style-name="ce12" office:value-type="float" office:value="2955.1">
            <text:p>2955.1</text:p>
          </table:table-cell>
          <table:covered-table-cell/>
          <table:table-cell table:style-name="ce6" office:value-type="float" office:value="2975.6">
            <text:p>2975.6</text:p>
          </table:table-cell>
          <table:table-cell office:value-type="string">
            <text:p>6D</text:p>
          </table:table-cell>
          <table:table-cell table:number-columns-repeated="2" table:style-name="ce13" office:value-type="float" office:value="2975.6">
            <text:p>2975.6</text:p>
          </table:table-cell>
          <table:table-cell/>
          <table:table-cell table:formula="of:=MAX([.F20];[.G20])" office:value-type="float" office:value="2888.4">
            <text:p>2888.4</text:p>
          </table:table-cell>
          <table:table-cell table:formula="of:=MAX([.K20];[.L20])" office:value-type="float" office:value="2925.1">
            <text:p>2925.1</text:p>
          </table:table-cell>
          <table:table-cell table:formula="of:=MAX([.P20];[.Q20])" office:value-type="float" office:value="2955.1">
            <text:p>2955.1</text:p>
          </table:table-cell>
          <table:table-cell table:formula="of:=MAX([.U20];[.V20])" office:value-type="float" office:value="2975.6">
            <text:p>2975.6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2695.3">
            <text:p>2695.3</text:p>
          </table:table-cell>
          <table:table-cell office:value-type="string">
            <text:p>5C-1D</text:p>
          </table:table-cell>
          <table:table-cell table:style-name="ce10" office:value-type="float" office:value="2669.9">
            <text:p>2669.9</text:p>
          </table:table-cell>
          <table:table-cell table:style-name="ce10" office:value-type="float" office:value="2663.7">
            <text:p>2663.7</text:p>
          </table:table-cell>
          <table:covered-table-cell/>
          <table:table-cell table:style-name="ce6" office:value-type="float" office:value="2722.6">
            <text:p>2722.6</text:p>
          </table:table-cell>
          <table:table-cell office:value-type="string">
            <text:p>3C-3D</text:p>
          </table:table-cell>
          <table:table-cell table:style-name="ce11" office:value-type="float" office:value="2722.6">
            <text:p>2722.6</text:p>
          </table:table-cell>
          <table:table-cell table:style-name="ce11" office:value-type="float" office:value="2719.1">
            <text:p>2719.1</text:p>
          </table:table-cell>
          <table:covered-table-cell/>
          <table:table-cell table:style-name="ce6" office:value-type="float" office:value="2752.6">
            <text:p>2752.6</text:p>
          </table:table-cell>
          <table:table-cell office:value-type="string">
            <text:p>3C-3D</text:p>
          </table:table-cell>
          <table:table-cell table:number-columns-repeated="2" table:style-name="ce12" office:value-type="float" office:value="2752.6">
            <text:p>2752.6</text:p>
          </table:table-cell>
          <table:covered-table-cell/>
          <table:table-cell table:style-name="ce6" office:value-type="float" office:value="2759.4">
            <text:p>2759.4</text:p>
          </table:table-cell>
          <table:table-cell office:value-type="string">
            <text:p>6D</text:p>
          </table:table-cell>
          <table:table-cell table:number-columns-repeated="2" table:style-name="ce13" office:value-type="float" office:value="2759.4">
            <text:p>2759.4</text:p>
          </table:table-cell>
          <table:table-cell/>
          <table:table-cell table:formula="of:=MAX([.F21];[.G21])" office:value-type="float" office:value="2669.9">
            <text:p>2669.9</text:p>
          </table:table-cell>
          <table:table-cell table:formula="of:=MAX([.K21];[.L21])" office:value-type="float" office:value="2722.6">
            <text:p>2722.6</text:p>
          </table:table-cell>
          <table:table-cell table:formula="of:=MAX([.P21];[.Q21])" office:value-type="float" office:value="2752.6">
            <text:p>2752.6</text:p>
          </table:table-cell>
          <table:table-cell table:formula="of:=MAX([.U21];[.V21])" office:value-type="float" office:value="2759.4">
            <text:p>2759.4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2577.4">
            <text:p>2577.4</text:p>
          </table:table-cell>
          <table:table-cell office:value-type="string">
            <text:p>2C-4D</text:p>
          </table:table-cell>
          <table:table-cell table:number-columns-repeated="2" table:style-name="ce10" office:value-type="float" office:value="2577.4">
            <text:p>2577.4</text:p>
          </table:table-cell>
          <table:covered-table-cell/>
          <table:table-cell table:style-name="ce6" office:value-type="float" office:value="2597.4">
            <text:p>2597.4</text:p>
          </table:table-cell>
          <table:table-cell office:value-type="string">
            <text:p>2C-4D</text:p>
          </table:table-cell>
          <table:table-cell table:number-columns-repeated="2" table:style-name="ce11" office:value-type="float" office:value="2597.4">
            <text:p>2597.4</text:p>
          </table:table-cell>
          <table:covered-table-cell/>
          <table:table-cell table:style-name="ce6" office:value-type="float" office:value="2617.4">
            <text:p>2617.4</text:p>
          </table:table-cell>
          <table:table-cell office:value-type="string">
            <text:p>2C-4D</text:p>
          </table:table-cell>
          <table:table-cell table:number-columns-repeated="2" table:style-name="ce12" office:value-type="float" office:value="2617.4">
            <text:p>2617.4</text:p>
          </table:table-cell>
          <table:covered-table-cell/>
          <table:table-cell table:style-name="ce6" office:value-type="float" office:value="2639.7">
            <text:p>2639.7</text:p>
          </table:table-cell>
          <table:table-cell office:value-type="string">
            <text:p>6D</text:p>
          </table:table-cell>
          <table:table-cell table:number-columns-repeated="2" table:style-name="ce13" office:value-type="float" office:value="2639.7">
            <text:p>2639.7</text:p>
          </table:table-cell>
          <table:table-cell/>
          <table:table-cell table:formula="of:=MAX([.F22];[.G22])" office:value-type="float" office:value="2577.4">
            <text:p>2577.4</text:p>
          </table:table-cell>
          <table:table-cell table:formula="of:=MAX([.K22];[.L22])" office:value-type="float" office:value="2597.4">
            <text:p>2597.4</text:p>
          </table:table-cell>
          <table:table-cell table:formula="of:=MAX([.P22];[.Q22])" office:value-type="float" office:value="2617.4">
            <text:p>2617.4</text:p>
          </table:table-cell>
          <table:table-cell table:formula="of:=MAX([.U22];[.V22])" office:value-type="float" office:value="2639.7">
            <text:p>2639.7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2832">
            <text:p>2832</text:p>
          </table:table-cell>
          <table:table-cell table:style-name="ce9" office:value-type="string">
            <text:p>5C-1D</text:p>
          </table:table-cell>
          <table:table-cell table:style-name="ce10" office:value-type="float" office:value="2822">
            <text:p>2822</text:p>
          </table:table-cell>
          <table:table-cell table:style-name="ce10" office:value-type="float" office:value="2813.6">
            <text:p>2813.6</text:p>
          </table:table-cell>
          <table:covered-table-cell/>
          <table:table-cell table:style-name="ce7" office:value-type="float" office:value="2892">
            <text:p>2892</text:p>
          </table:table-cell>
          <table:table-cell table:style-name="ce9" office:value-type="string">
            <text:p>5C-1D</text:p>
          </table:table-cell>
          <table:table-cell table:style-name="ce11" office:value-type="float" office:value="2892">
            <text:p>2892</text:p>
          </table:table-cell>
          <table:table-cell table:style-name="ce11" office:value-type="float" office:value="2883.7">
            <text:p>2883.7</text:p>
          </table:table-cell>
          <table:covered-table-cell/>
          <table:table-cell table:style-name="ce7" office:value-type="float" office:value="2922.5">
            <text:p>2922.5</text:p>
          </table:table-cell>
          <table:table-cell table:style-name="ce9" office:value-type="string">
            <text:p>3C-3D</text:p>
          </table:table-cell>
          <table:table-cell table:number-columns-repeated="2" table:style-name="ce12" office:value-type="float" office:value="2922.5">
            <text:p>2922.5</text:p>
          </table:table-cell>
          <table:covered-table-cell/>
          <table:table-cell table:style-name="ce7" office:value-type="float" office:value="2951.5">
            <text:p>2951.5</text:p>
          </table:table-cell>
          <table:table-cell table:style-name="ce9" office:value-type="string">
            <text:p>2C-4D</text:p>
          </table:table-cell>
          <table:table-cell table:number-columns-repeated="2" table:style-name="ce13" office:value-type="float" office:value="2951.5">
            <text:p>2951.5</text:p>
          </table:table-cell>
          <table:table-cell/>
          <table:table-cell table:formula="of:=MAX([.F23];[.G23])" office:value-type="float" office:value="2822">
            <text:p>2822</text:p>
          </table:table-cell>
          <table:table-cell table:formula="of:=MAX([.K23];[.L23])" office:value-type="float" office:value="2892">
            <text:p>2892</text:p>
          </table:table-cell>
          <table:table-cell table:formula="of:=MAX([.P23];[.Q23])" office:value-type="float" office:value="2922.5">
            <text:p>2922.5</text:p>
          </table:table-cell>
          <table:table-cell table:formula="of:=MAX([.U23];[.V23])" office:value-type="float" office:value="2951.5">
            <text:p>2951.5</text:p>
          </table:table-cell>
          <table:table-cell table:number-columns-repeated="996"/>
        </table:table-row>
        <table:table-row table:style-name="ro2">
          <table:table-cell table:style-name="ce2" table:number-columns-repeated="3"/>
          <table:table-cell table:style-name="ce6"/>
          <table:table-cell/>
          <table:table-cell table:style-name="ce10" table:number-columns-repeated="2"/>
          <table:covered-table-cell/>
          <table:table-cell table:style-name="ce6"/>
          <table:table-cell/>
          <table:table-cell table:style-name="ce11" table:number-columns-repeated="2"/>
          <table:covered-table-cell/>
          <table:table-cell table:style-name="ce6"/>
          <table:table-cell/>
          <table:table-cell table:style-name="ce12" table:number-columns-repeated="2"/>
          <table:covered-table-cell/>
          <table:table-cell table:style-name="ce6"/>
          <table:table-cell/>
          <table:table-cell table:style-name="ce13" table:number-columns-repeated="2"/>
          <table:table-cell table:number-columns-repeated="1001"/>
        </table:table-row>
        <table:table-row table:style-name="ro1">
          <table:table-cell table:style-name="ce1" office:value-type="float" office:value="20" table:number-columns-spanned="1" table:number-rows-spanned="10">
            <text:p>20</text:p>
          </table:table-cell>
          <table:table-cell table:style-name="ce1" office:value-type="string" table:number-columns-spanned="1" table:number-rows-spanned="5">
            <text:p>K4</text:p>
          </table:table-cell>
          <table:table-cell table:style-name="ce2" office:value-type="string">
            <text:p>a</text:p>
          </table:table-cell>
          <table:table-cell table:style-name="ce5" office:value-type="float" office:value="2053.6">
            <text:p>2053.6</text:p>
          </table:table-cell>
          <table:table-cell table:style-name="ce8" office:value-type="string">
            <text:p>4D</text:p>
          </table:table-cell>
          <table:table-cell table:style-name="ce10" office:value-type="string">
            <text:p>N/A</text:p>
          </table:table-cell>
          <table:table-cell table:style-name="ce10" office:value-type="float" office:value="1944.3">
            <text:p>1944.3</text:p>
          </table:table-cell>
          <table:covered-table-cell/>
          <table:table-cell table:style-name="ce5" office:value-type="float" office:value="1985.7">
            <text:p>1985.7</text:p>
          </table:table-cell>
          <table:table-cell table:style-name="ce8" office:value-type="string">
            <text:p>4D</text:p>
          </table:table-cell>
          <table:table-cell table:style-name="ce11" office:value-type="float" office:value="1938.8">
            <text:p>1938.8</text:p>
          </table:table-cell>
          <table:table-cell table:style-name="ce11" office:value-type="float" office:value="1985.7">
            <text:p>1985.7</text:p>
          </table:table-cell>
          <table:covered-table-cell/>
          <table:table-cell table:style-name="ce5" office:value-type="float" office:value="1985.7">
            <text:p>1985.7</text:p>
          </table:table-cell>
          <table:table-cell table:style-name="ce8" office:value-type="string">
            <text:p>4D</text:p>
          </table:table-cell>
          <table:table-cell table:style-name="ce12" office:value-type="float" office:value="1899.6">
            <text:p>1899.6</text:p>
          </table:table-cell>
          <table:table-cell table:style-name="ce12" office:value-type="float" office:value="1985.7">
            <text:p>1985.7</text:p>
          </table:table-cell>
          <table:covered-table-cell/>
          <table:table-cell table:style-name="ce5" office:value-type="float" office:value="1985.7">
            <text:p>1985.7</text:p>
          </table:table-cell>
          <table:table-cell table:style-name="ce8" office:value-type="string">
            <text:p>4D</text:p>
          </table:table-cell>
          <table:table-cell table:style-name="ce13" office:value-type="float" office:value="1957.1">
            <text:p>1957.1</text:p>
          </table:table-cell>
          <table:table-cell table:style-name="ce13" office:value-type="float" office:value="1985.7">
            <text:p>1985.7</text:p>
          </table:table-cell>
          <table:table-cell/>
          <table:table-cell table:formula="of:=MAX([.F25];[.G25])" office:value-type="float" office:value="1944.3">
            <text:p>1944.3</text:p>
          </table:table-cell>
          <table:table-cell table:formula="of:=MAX([.K25];[.L25])" office:value-type="float" office:value="1985.7">
            <text:p>1985.7</text:p>
          </table:table-cell>
          <table:table-cell table:formula="of:=MAX([.P25];[.Q25])" office:value-type="float" office:value="1985.7">
            <text:p>1985.7</text:p>
          </table:table-cell>
          <table:table-cell table:formula="of:=MAX([.U25];[.V25])" office:value-type="float" office:value="1985.7">
            <text:p>1985.7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2154.1">
            <text:p>2154.1</text:p>
          </table:table-cell>
          <table:table-cell office:value-type="string">
            <text:p>4D</text:p>
          </table:table-cell>
          <table:table-cell table:style-name="ce10" office:value-type="float" office:value="1913.8">
            <text:p>1913.8</text:p>
          </table:table-cell>
          <table:table-cell table:style-name="ce10" office:value-type="float" office:value="1996">
            <text:p>1996</text:p>
          </table:table-cell>
          <table:covered-table-cell/>
          <table:table-cell table:style-name="ce6" office:value-type="float" office:value="2167.7">
            <text:p>2167.7</text:p>
          </table:table-cell>
          <table:table-cell office:value-type="string">
            <text:p>4D</text:p>
          </table:table-cell>
          <table:table-cell table:style-name="ce11" office:value-type="float" office:value="2030.4">
            <text:p>2030.4</text:p>
          </table:table-cell>
          <table:table-cell table:style-name="ce11" office:value-type="float" office:value="2065.8">
            <text:p>2065.8</text:p>
          </table:table-cell>
          <table:covered-table-cell/>
          <table:table-cell table:style-name="ce6" office:value-type="float" office:value="2156.4">
            <text:p>2156.4</text:p>
          </table:table-cell>
          <table:table-cell office:value-type="string">
            <text:p>4D</text:p>
          </table:table-cell>
          <table:table-cell table:style-name="ce12" office:value-type="float" office:value="2036.1">
            <text:p>2036.1</text:p>
          </table:table-cell>
          <table:table-cell table:style-name="ce12" office:value-type="float" office:value="2110.3">
            <text:p>2110.3</text:p>
          </table:table-cell>
          <table:covered-table-cell/>
          <table:table-cell table:style-name="ce6" office:value-type="float" office:value="2161.2">
            <text:p>2161.2</text:p>
          </table:table-cell>
          <table:table-cell office:value-type="string">
            <text:p>4D</text:p>
          </table:table-cell>
          <table:table-cell table:style-name="ce13" office:value-type="string">
            <text:p>N/A</text:p>
          </table:table-cell>
          <table:table-cell table:style-name="ce13" office:value-type="float" office:value="2109.4">
            <text:p>2109.4</text:p>
          </table:table-cell>
          <table:table-cell/>
          <table:table-cell table:formula="of:=MAX([.F26];[.G26])" office:value-type="float" office:value="1996">
            <text:p>1996</text:p>
          </table:table-cell>
          <table:table-cell table:formula="of:=MAX([.K26];[.L26])" office:value-type="float" office:value="2065.8">
            <text:p>2065.8</text:p>
          </table:table-cell>
          <table:table-cell table:formula="of:=MAX([.P26];[.Q26])" office:value-type="float" office:value="2110.3">
            <text:p>2110.3</text:p>
          </table:table-cell>
          <table:table-cell table:formula="of:=MAX([.U26];[.V26])" office:value-type="float" office:value="2109.4">
            <text:p>2109.4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1920.9">
            <text:p>1920.9</text:p>
          </table:table-cell>
          <table:table-cell office:value-type="string">
            <text:p>4D</text:p>
          </table:table-cell>
          <table:table-cell table:style-name="ce10" office:value-type="string">
            <text:p>N/A</text:p>
          </table:table-cell>
          <table:table-cell table:style-name="ce10" office:value-type="float" office:value="1894.3">
            <text:p>1894.3</text:p>
          </table:table-cell>
          <table:covered-table-cell/>
          <table:table-cell table:style-name="ce6" office:value-type="float" office:value="1916">
            <text:p>1916</text:p>
          </table:table-cell>
          <table:table-cell office:value-type="string">
            <text:p>4D</text:p>
          </table:table-cell>
          <table:table-cell table:style-name="ce11" office:value-type="float" office:value="1867.8">
            <text:p>1867.8</text:p>
          </table:table-cell>
          <table:table-cell table:style-name="ce11" office:value-type="float" office:value="1916">
            <text:p>1916</text:p>
          </table:table-cell>
          <table:covered-table-cell/>
          <table:table-cell table:style-name="ce6" office:value-type="float" office:value="1916">
            <text:p>1916</text:p>
          </table:table-cell>
          <table:table-cell office:value-type="string">
            <text:p>4D</text:p>
          </table:table-cell>
          <table:table-cell table:style-name="ce12" office:value-type="float" office:value="1904.1">
            <text:p>1904.1</text:p>
          </table:table-cell>
          <table:table-cell table:style-name="ce12" office:value-type="float" office:value="1916">
            <text:p>1916</text:p>
          </table:table-cell>
          <table:covered-table-cell/>
          <table:table-cell table:style-name="ce6" office:value-type="float" office:value="1916">
            <text:p>1916</text:p>
          </table:table-cell>
          <table:table-cell office:value-type="string">
            <text:p>4D</text:p>
          </table:table-cell>
          <table:table-cell table:style-name="ce13" office:value-type="float" office:value="1846.4">
            <text:p>1846.4</text:p>
          </table:table-cell>
          <table:table-cell table:style-name="ce13" office:value-type="float" office:value="1916">
            <text:p>1916</text:p>
          </table:table-cell>
          <table:table-cell/>
          <table:table-cell table:formula="of:=MAX([.F27];[.G27])" office:value-type="float" office:value="1894.3">
            <text:p>1894.3</text:p>
          </table:table-cell>
          <table:table-cell table:formula="of:=MAX([.K27];[.L27])" office:value-type="float" office:value="1916">
            <text:p>1916</text:p>
          </table:table-cell>
          <table:table-cell table:formula="of:=MAX([.P27];[.Q27])" office:value-type="float" office:value="1916">
            <text:p>1916</text:p>
          </table:table-cell>
          <table:table-cell table:formula="of:=MAX([.U27];[.V27])" office:value-type="float" office:value="1916">
            <text:p>1916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2016.4">
            <text:p>2016.4</text:p>
          </table:table-cell>
          <table:table-cell office:value-type="string">
            <text:p>4C</text:p>
          </table:table-cell>
          <table:table-cell table:style-name="ce10" office:value-type="float" office:value="1975.3">
            <text:p>1975.3</text:p>
          </table:table-cell>
          <table:table-cell table:style-name="ce10" office:value-type="float" office:value="1995.9">
            <text:p>1995.9</text:p>
          </table:table-cell>
          <table:covered-table-cell/>
          <table:table-cell table:style-name="ce6" office:value-type="float" office:value="2077.2">
            <text:p>2077.2</text:p>
          </table:table-cell>
          <table:table-cell office:value-type="string">
            <text:p>3C-1D</text:p>
          </table:table-cell>
          <table:table-cell table:style-name="ce11" office:value-type="string">
            <text:p>N/A</text:p>
          </table:table-cell>
          <table:table-cell table:style-name="ce11" office:value-type="float" office:value="2066.2">
            <text:p>2066.2</text:p>
          </table:table-cell>
          <table:covered-table-cell/>
          <table:table-cell table:style-name="ce6" office:value-type="float" office:value="2082.2">
            <text:p>2082.2</text:p>
          </table:table-cell>
          <table:table-cell office:value-type="string">
            <text:p>4D</text:p>
          </table:table-cell>
          <table:table-cell table:style-name="ce12" office:value-type="string">
            <text:p>N/A</text:p>
          </table:table-cell>
          <table:table-cell table:style-name="ce12" office:value-type="float" office:value="2082.2">
            <text:p>2082.2</text:p>
          </table:table-cell>
          <table:covered-table-cell/>
          <table:table-cell table:style-name="ce6" office:value-type="float" office:value="2082.2">
            <text:p>2082.2</text:p>
          </table:table-cell>
          <table:table-cell office:value-type="string">
            <text:p>4D</text:p>
          </table:table-cell>
          <table:table-cell table:style-name="ce13" office:value-type="string">
            <text:p>N/A</text:p>
          </table:table-cell>
          <table:table-cell table:style-name="ce13" office:value-type="float" office:value="2082.2">
            <text:p>2082.2</text:p>
          </table:table-cell>
          <table:table-cell/>
          <table:table-cell table:formula="of:=MAX([.F28];[.G28])" office:value-type="float" office:value="1995.9">
            <text:p>1995.9</text:p>
          </table:table-cell>
          <table:table-cell table:formula="of:=MAX([.K28];[.L28])" office:value-type="float" office:value="2066.2">
            <text:p>2066.2</text:p>
          </table:table-cell>
          <table:table-cell table:formula="of:=MAX([.P28];[.Q28])" office:value-type="float" office:value="2082.2">
            <text:p>2082.2</text:p>
          </table:table-cell>
          <table:table-cell table:formula="of:=MAX([.U28];[.V28])" office:value-type="float" office:value="2082.2">
            <text:p>2082.2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2106.6">
            <text:p>2106.6</text:p>
          </table:table-cell>
          <table:table-cell table:style-name="ce9" office:value-type="string">
            <text:p>4D</text:p>
          </table:table-cell>
          <table:table-cell table:style-name="ce10" office:value-type="string">
            <text:p>N/A</text:p>
          </table:table-cell>
          <table:table-cell table:style-name="ce10" office:value-type="float" office:value="1898.1">
            <text:p>1898.1</text:p>
          </table:table-cell>
          <table:covered-table-cell/>
          <table:table-cell table:style-name="ce7" office:value-type="float" office:value="1992.6">
            <text:p>1992.6</text:p>
          </table:table-cell>
          <table:table-cell table:style-name="ce9" office:value-type="string">
            <text:p>4D</text:p>
          </table:table-cell>
          <table:table-cell table:style-name="ce11" office:value-type="string">
            <text:p>N/A</text:p>
          </table:table-cell>
          <table:table-cell table:style-name="ce11" office:value-type="float" office:value="1950.7">
            <text:p>1950.7</text:p>
          </table:table-cell>
          <table:covered-table-cell/>
          <table:table-cell table:style-name="ce7" office:value-type="float" office:value="1972">
            <text:p>1972</text:p>
          </table:table-cell>
          <table:table-cell table:style-name="ce9" office:value-type="string">
            <text:p>4D</text:p>
          </table:table-cell>
          <table:table-cell table:style-name="ce12" office:value-type="string">
            <text:p>N/A</text:p>
          </table:table-cell>
          <table:table-cell table:style-name="ce12" office:value-type="float" office:value="1972">
            <text:p>1972</text:p>
          </table:table-cell>
          <table:covered-table-cell/>
          <table:table-cell table:style-name="ce7" office:value-type="float" office:value="1972">
            <text:p>1972</text:p>
          </table:table-cell>
          <table:table-cell table:style-name="ce9" office:value-type="string">
            <text:p>4D</text:p>
          </table:table-cell>
          <table:table-cell table:style-name="ce13" office:value-type="string">
            <text:p>N/A</text:p>
          </table:table-cell>
          <table:table-cell table:style-name="ce13" office:value-type="float" office:value="1972">
            <text:p>1972</text:p>
          </table:table-cell>
          <table:table-cell/>
          <table:table-cell table:formula="of:=MAX([.F29];[.G29])" office:value-type="float" office:value="1898.1">
            <text:p>1898.1</text:p>
          </table:table-cell>
          <table:table-cell table:formula="of:=MAX([.K29];[.L29])" office:value-type="float" office:value="1950.7">
            <text:p>1950.7</text:p>
          </table:table-cell>
          <table:table-cell table:formula="of:=MAX([.P29];[.Q29])" office:value-type="float" office:value="1972">
            <text:p>1972</text:p>
          </table:table-cell>
          <table:table-cell table:formula="of:=MAX([.U29];[.V29])" office:value-type="float" office:value="1972">
            <text:p>1972</text:p>
          </table:table-cell>
          <table:table-cell table:number-columns-repeated="996"/>
        </table:table-row>
        <table:table-row table:style-name="ro1">
          <table:covered-table-cell table:style-name="ce2"/>
          <table:table-cell table:style-name="ce1" office:value-type="string" table:number-columns-spanned="1" table:number-rows-spanned="5">
            <text:p>K7</text:p>
          </table:table-cell>
          <table:table-cell table:style-name="ce2" office:value-type="string">
            <text:p>a</text:p>
          </table:table-cell>
          <table:table-cell table:style-name="ce5" office:value-type="float" office:value="3189.3">
            <text:p>3189.3</text:p>
          </table:table-cell>
          <table:table-cell table:style-name="ce8" office:value-type="string">
            <text:p>4C-3D</text:p>
          </table:table-cell>
          <table:table-cell table:style-name="ce10" office:value-type="float" office:value="3146.2">
            <text:p>3146.2</text:p>
          </table:table-cell>
          <table:table-cell table:style-name="ce10" office:value-type="float" office:value="3140.5">
            <text:p>3140.5</text:p>
          </table:table-cell>
          <table:covered-table-cell/>
          <table:table-cell table:style-name="ce5" office:value-type="float" office:value="3254.9">
            <text:p>3254.9</text:p>
          </table:table-cell>
          <table:table-cell table:style-name="ce8" office:value-type="string">
            <text:p>3C-4D</text:p>
          </table:table-cell>
          <table:table-cell table:style-name="ce11" office:value-type="float" office:value="3216.7">
            <text:p>3216.7</text:p>
          </table:table-cell>
          <table:table-cell table:style-name="ce11" office:value-type="float" office:value="3199.5">
            <text:p>3199.5</text:p>
          </table:table-cell>
          <table:covered-table-cell/>
          <table:table-cell table:style-name="ce5" office:value-type="float" office:value="3256.4">
            <text:p>3256.4</text:p>
          </table:table-cell>
          <table:table-cell table:style-name="ce8" office:value-type="string">
            <text:p>7D</text:p>
          </table:table-cell>
          <table:table-cell table:number-columns-repeated="2" table:style-name="ce12" office:value-type="float" office:value="3256.4">
            <text:p>3256.4</text:p>
          </table:table-cell>
          <table:covered-table-cell/>
          <table:table-cell table:style-name="ce5" office:value-type="float" office:value="3256.4">
            <text:p>3256.4</text:p>
          </table:table-cell>
          <table:table-cell table:style-name="ce8" office:value-type="string">
            <text:p>7D</text:p>
          </table:table-cell>
          <table:table-cell table:number-columns-repeated="2" table:style-name="ce13" office:value-type="float" office:value="3256.4">
            <text:p>3256.4</text:p>
          </table:table-cell>
          <table:table-cell/>
          <table:table-cell table:formula="of:=MAX([.F30];[.G30])" office:value-type="float" office:value="3146.2">
            <text:p>3146.2</text:p>
          </table:table-cell>
          <table:table-cell table:formula="of:=MAX([.K30];[.L30])" office:value-type="float" office:value="3216.7">
            <text:p>3216.7</text:p>
          </table:table-cell>
          <table:table-cell table:formula="of:=MAX([.P30];[.Q30])" office:value-type="float" office:value="3256.4">
            <text:p>3256.4</text:p>
          </table:table-cell>
          <table:table-cell table:formula="of:=MAX([.U30];[.V30])" office:value-type="float" office:value="3256.4">
            <text:p>3256.4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3252.3">
            <text:p>3252.3</text:p>
          </table:table-cell>
          <table:table-cell office:value-type="string">
            <text:p>3C-4D</text:p>
          </table:table-cell>
          <table:table-cell table:style-name="ce10" office:value-type="float" office:value="3235.1">
            <text:p>3235.1</text:p>
          </table:table-cell>
          <table:table-cell table:style-name="ce10" office:value-type="float" office:value="3219.3">
            <text:p>3219.3</text:p>
          </table:table-cell>
          <table:covered-table-cell/>
          <table:table-cell table:style-name="ce6" office:value-type="float" office:value="3288.5">
            <text:p>3288.5</text:p>
          </table:table-cell>
          <table:table-cell office:value-type="string">
            <text:p>3C-4D</text:p>
          </table:table-cell>
          <table:table-cell table:style-name="ce11" office:value-type="float" office:value="3288.5">
            <text:p>3288.5</text:p>
          </table:table-cell>
          <table:table-cell table:style-name="ce11" office:value-type="float" office:value="3284.1">
            <text:p>3284.1</text:p>
          </table:table-cell>
          <table:covered-table-cell/>
          <table:table-cell table:style-name="ce6" office:value-type="float" office:value="3325.9">
            <text:p>3325.9</text:p>
          </table:table-cell>
          <table:table-cell office:value-type="string">
            <text:p>3C-4D</text:p>
          </table:table-cell>
          <table:table-cell table:style-name="ce12" office:value-type="float" office:value="3325.9">
            <text:p>3325.9</text:p>
          </table:table-cell>
          <table:table-cell table:style-name="ce12" office:value-type="float" office:value="3305.7">
            <text:p>3305.7</text:p>
          </table:table-cell>
          <table:covered-table-cell/>
          <table:table-cell table:style-name="ce6" office:value-type="float" office:value="3327.7">
            <text:p>3327.7</text:p>
          </table:table-cell>
          <table:table-cell office:value-type="string">
            <text:p>7D</text:p>
          </table:table-cell>
          <table:table-cell table:style-name="ce13" office:value-type="float" office:value="3327.7">
            <text:p>3327.7</text:p>
          </table:table-cell>
          <table:table-cell table:style-name="ce13" office:value-type="float" office:value="3325.8">
            <text:p>3325.8</text:p>
          </table:table-cell>
          <table:table-cell/>
          <table:table-cell table:formula="of:=MAX([.F31];[.G31])" office:value-type="float" office:value="3235.1">
            <text:p>3235.1</text:p>
          </table:table-cell>
          <table:table-cell table:formula="of:=MAX([.K31];[.L31])" office:value-type="float" office:value="3288.5">
            <text:p>3288.5</text:p>
          </table:table-cell>
          <table:table-cell table:formula="of:=MAX([.P31];[.Q31])" office:value-type="float" office:value="3325.9">
            <text:p>3325.9</text:p>
          </table:table-cell>
          <table:table-cell table:formula="of:=MAX([.U31];[.V31])" office:value-type="float" office:value="3327.7">
            <text:p>3327.7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2951.3">
            <text:p>2951.3</text:p>
          </table:table-cell>
          <table:table-cell office:value-type="string">
            <text:p>4C-3D</text:p>
          </table:table-cell>
          <table:table-cell table:number-columns-repeated="2" table:style-name="ce10" office:value-type="float" office:value="2951.3">
            <text:p>2951.3</text:p>
          </table:table-cell>
          <table:covered-table-cell/>
          <table:table-cell table:style-name="ce6" office:value-type="float" office:value="2999.2">
            <text:p>2999.2</text:p>
          </table:table-cell>
          <table:table-cell office:value-type="string">
            <text:p>2C-5D</text:p>
          </table:table-cell>
          <table:table-cell table:style-name="ce11" office:value-type="float" office:value="2999.2">
            <text:p>2999.2</text:p>
          </table:table-cell>
          <table:table-cell table:style-name="ce11" office:value-type="float" office:value="2996">
            <text:p>2996</text:p>
          </table:table-cell>
          <table:covered-table-cell/>
          <table:table-cell table:style-name="ce6" office:value-type="float" office:value="3019.2">
            <text:p>3019.2</text:p>
          </table:table-cell>
          <table:table-cell office:value-type="string">
            <text:p>2C-5D</text:p>
          </table:table-cell>
          <table:table-cell table:number-columns-repeated="2" table:style-name="ce12" office:value-type="float" office:value="3019.2">
            <text:p>3019.2</text:p>
          </table:table-cell>
          <table:covered-table-cell/>
          <table:table-cell table:style-name="ce6" office:value-type="float" office:value="3059.2">
            <text:p>3059.2</text:p>
          </table:table-cell>
          <table:table-cell office:value-type="string">
            <text:p>2C-5D</text:p>
          </table:table-cell>
          <table:table-cell table:number-columns-repeated="2" table:style-name="ce13" office:value-type="float" office:value="3059.2">
            <text:p>3059.2</text:p>
          </table:table-cell>
          <table:table-cell/>
          <table:table-cell table:formula="of:=MAX([.F32];[.G32])" office:value-type="float" office:value="2951.3">
            <text:p>2951.3</text:p>
          </table:table-cell>
          <table:table-cell table:formula="of:=MAX([.K32];[.L32])" office:value-type="float" office:value="2999.2">
            <text:p>2999.2</text:p>
          </table:table-cell>
          <table:table-cell table:formula="of:=MAX([.P32];[.Q32])" office:value-type="float" office:value="3019.2">
            <text:p>3019.2</text:p>
          </table:table-cell>
          <table:table-cell table:formula="of:=MAX([.U32];[.V32])" office:value-type="float" office:value="3059.2">
            <text:p>3059.2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3353.1">
            <text:p>3353.1</text:p>
          </table:table-cell>
          <table:table-cell office:value-type="string">
            <text:p>4C-3D</text:p>
          </table:table-cell>
          <table:table-cell table:style-name="ce10" office:value-type="float" office:value="3265.4">
            <text:p>3265.4</text:p>
          </table:table-cell>
          <table:table-cell table:style-name="ce10" office:value-type="float" office:value="3247.8">
            <text:p>3247.8</text:p>
          </table:table-cell>
          <table:covered-table-cell/>
          <table:table-cell table:style-name="ce6" office:value-type="float" office:value="3343.7">
            <text:p>3343.7</text:p>
          </table:table-cell>
          <table:table-cell office:value-type="string">
            <text:p>4C-3D</text:p>
          </table:table-cell>
          <table:table-cell table:style-name="ce11" office:value-type="float" office:value="3336.1">
            <text:p>3336.1</text:p>
          </table:table-cell>
          <table:table-cell table:style-name="ce11" office:value-type="float" office:value="3307.5">
            <text:p>3307.5</text:p>
          </table:table-cell>
          <table:covered-table-cell/>
          <table:table-cell table:style-name="ce6" office:value-type="float" office:value="3375">
            <text:p>3375</text:p>
          </table:table-cell>
          <table:table-cell office:value-type="string">
            <text:p>3C-4D</text:p>
          </table:table-cell>
          <table:table-cell table:style-name="ce12" office:value-type="float" office:value="3375">
            <text:p>3375</text:p>
          </table:table-cell>
          <table:table-cell table:style-name="ce12" office:value-type="float" office:value="3349.2">
            <text:p>3349.2</text:p>
          </table:table-cell>
          <table:covered-table-cell/>
          <table:table-cell table:style-name="ce6" office:value-type="float" office:value="3390.6">
            <text:p>3390.6</text:p>
          </table:table-cell>
          <table:table-cell office:value-type="string">
            <text:p>7D</text:p>
          </table:table-cell>
          <table:table-cell table:number-columns-repeated="2" table:style-name="ce13" office:value-type="float" office:value="3390.6">
            <text:p>3390.6</text:p>
          </table:table-cell>
          <table:table-cell/>
          <table:table-cell table:formula="of:=MAX([.F33];[.G33])" office:value-type="float" office:value="3265.4">
            <text:p>3265.4</text:p>
          </table:table-cell>
          <table:table-cell table:formula="of:=MAX([.K33];[.L33])" office:value-type="float" office:value="3336.1">
            <text:p>3336.1</text:p>
          </table:table-cell>
          <table:table-cell table:formula="of:=MAX([.P33];[.Q33])" office:value-type="float" office:value="3375">
            <text:p>3375</text:p>
          </table:table-cell>
          <table:table-cell table:formula="of:=MAX([.U33];[.V33])" office:value-type="float" office:value="3390.6">
            <text:p>3390.6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300.6">
            <text:p>300.6</text:p>
          </table:table-cell>
          <table:table-cell table:style-name="ce9" office:value-type="string">
            <text:p>4C-3D</text:p>
          </table:table-cell>
          <table:table-cell table:style-name="ce10" office:value-type="float" office:value="2996.4">
            <text:p>2996.4</text:p>
          </table:table-cell>
          <table:table-cell table:style-name="ce10" office:value-type="float" office:value="2983.7">
            <text:p>2983.7</text:p>
          </table:table-cell>
          <table:covered-table-cell/>
          <table:table-cell table:style-name="ce7" office:value-type="float" office:value="3044.9">
            <text:p>3044.9</text:p>
          </table:table-cell>
          <table:table-cell table:style-name="ce9" office:value-type="string">
            <text:p>3C-4D</text:p>
          </table:table-cell>
          <table:table-cell table:number-columns-repeated="2" table:style-name="ce11" office:value-type="float" office:value="3044.9">
            <text:p>3044.9</text:p>
          </table:table-cell>
          <table:covered-table-cell/>
          <table:table-cell table:style-name="ce7" office:value-type="float" office:value="3084.9">
            <text:p>3084.9</text:p>
          </table:table-cell>
          <table:table-cell table:style-name="ce9" office:value-type="string">
            <text:p>3C-4D</text:p>
          </table:table-cell>
          <table:table-cell table:number-columns-repeated="2" table:style-name="ce12" office:value-type="float" office:value="3084.9">
            <text:p>3084.9</text:p>
          </table:table-cell>
          <table:covered-table-cell/>
          <table:table-cell table:style-name="ce7" office:value-type="float" office:value="3087.9">
            <text:p>3087.9</text:p>
          </table:table-cell>
          <table:table-cell table:style-name="ce9" office:value-type="string">
            <text:p>7D</text:p>
          </table:table-cell>
          <table:table-cell table:number-columns-repeated="2" table:style-name="ce13" office:value-type="float" office:value="3087.9">
            <text:p>3087.9</text:p>
          </table:table-cell>
          <table:table-cell/>
          <table:table-cell table:formula="of:=MAX([.F34];[.G34])" office:value-type="float" office:value="2996.4">
            <text:p>2996.4</text:p>
          </table:table-cell>
          <table:table-cell table:formula="of:=MAX([.K34];[.L34])" office:value-type="float" office:value="3044.9">
            <text:p>3044.9</text:p>
          </table:table-cell>
          <table:table-cell table:formula="of:=MAX([.P34];[.Q34])" office:value-type="float" office:value="3084.9">
            <text:p>3084.9</text:p>
          </table:table-cell>
          <table:table-cell table:formula="of:=MAX([.U34];[.V34])" office:value-type="float" office:value="3087.9">
            <text:p>3087.9</text:p>
          </table:table-cell>
          <table:table-cell table:number-columns-repeated="996"/>
        </table:table-row>
        <table:table-row table:style-name="ro2">
          <table:table-cell table:style-name="ce2" table:number-columns-repeated="3"/>
          <table:table-cell table:style-name="ce6"/>
          <table:table-cell/>
          <table:table-cell table:style-name="ce10" table:number-columns-repeated="2"/>
          <table:covered-table-cell/>
          <table:table-cell table:style-name="ce6"/>
          <table:table-cell/>
          <table:table-cell table:style-name="ce11" table:number-columns-repeated="2"/>
          <table:covered-table-cell/>
          <table:table-cell table:style-name="ce6"/>
          <table:table-cell/>
          <table:table-cell table:style-name="ce12" table:number-columns-repeated="2"/>
          <table:covered-table-cell/>
          <table:table-cell table:style-name="ce6"/>
          <table:table-cell/>
          <table:table-cell table:style-name="ce13" table:number-columns-repeated="2"/>
          <table:table-cell table:number-columns-repeated="1001"/>
        </table:table-row>
        <table:table-row table:style-name="ro1">
          <table:table-cell table:style-name="ce1" office:value-type="float" office:value="25" table:number-columns-spanned="1" table:number-rows-spanned="10">
            <text:p>25</text:p>
          </table:table-cell>
          <table:table-cell table:style-name="ce1" office:value-type="string" table:number-columns-spanned="1" table:number-rows-spanned="5">
            <text:p>K5</text:p>
          </table:table-cell>
          <table:table-cell table:style-name="ce2" office:value-type="string">
            <text:p>a</text:p>
          </table:table-cell>
          <table:table-cell table:style-name="ce5" office:value-type="float" office:value="2621">
            <text:p>2621</text:p>
          </table:table-cell>
          <table:table-cell table:style-name="ce8" office:value-type="string">
            <text:p>5D</text:p>
          </table:table-cell>
          <table:table-cell table:style-name="ce10" office:value-type="string">
            <text:p>N/A</text:p>
          </table:table-cell>
          <table:table-cell table:style-name="ce10" office:value-type="float" office:value="2363.1">
            <text:p>2363.1</text:p>
          </table:table-cell>
          <table:covered-table-cell/>
          <table:table-cell table:style-name="ce5" office:value-type="float" office:value="2576.3">
            <text:p>2576.3</text:p>
          </table:table-cell>
          <table:table-cell table:style-name="ce8" office:value-type="string">
            <text:p>5D</text:p>
          </table:table-cell>
          <table:table-cell table:style-name="ce11" office:value-type="string">
            <text:p>N/A</text:p>
          </table:table-cell>
          <table:table-cell table:style-name="ce11" office:value-type="float" office:value="2447.6">
            <text:p>2447.6</text:p>
          </table:table-cell>
          <table:covered-table-cell/>
          <table:table-cell table:style-name="ce5" office:value-type="float" office:value="2584.4">
            <text:p>2584.4</text:p>
          </table:table-cell>
          <table:table-cell table:style-name="ce8" office:value-type="string">
            <text:p>5D</text:p>
          </table:table-cell>
          <table:table-cell table:style-name="ce12" office:value-type="string">
            <text:p>N/A</text:p>
          </table:table-cell>
          <table:table-cell table:style-name="ce12" office:value-type="float" office:value="2483.8">
            <text:p>2483.8</text:p>
          </table:table-cell>
          <table:covered-table-cell/>
          <table:table-cell table:style-name="ce5" office:value-type="float" office:value="2710.1">
            <text:p>2710.1</text:p>
          </table:table-cell>
          <table:table-cell table:style-name="ce8"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483.1">
            <text:p>2483.1</text:p>
          </table:table-cell>
          <table:table-cell/>
          <table:table-cell table:formula="of:=MAX([.F36];[.G36])" office:value-type="float" office:value="2363.1">
            <text:p>2363.1</text:p>
          </table:table-cell>
          <table:table-cell table:formula="of:=MAX([.K36];[.L36])" office:value-type="float" office:value="2447.6">
            <text:p>2447.6</text:p>
          </table:table-cell>
          <table:table-cell table:formula="of:=MAX([.P36];[.Q36])" office:value-type="float" office:value="2483.8">
            <text:p>2483.8</text:p>
          </table:table-cell>
          <table:table-cell table:formula="of:=MAX([.U36];[.V36])" office:value-type="float" office:value="2483.1">
            <text:p>2483.1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2567.2">
            <text:p>2567.2</text:p>
          </table:table-cell>
          <table:table-cell office:value-type="string">
            <text:p>1C-4D</text:p>
          </table:table-cell>
          <table:table-cell table:style-name="ce10" office:value-type="string">
            <text:p>N/A</text:p>
          </table:table-cell>
          <table:table-cell table:style-name="ce10" office:value-type="float" office:value="2446.1">
            <text:p>2446.1</text:p>
          </table:table-cell>
          <table:covered-table-cell/>
          <table:table-cell table:style-name="ce6" office:value-type="float" office:value="2540.5">
            <text:p>2540.5</text:p>
          </table:table-cell>
          <table:table-cell office:value-type="string">
            <text:p>5D</text:p>
          </table:table-cell>
          <table:table-cell table:style-name="ce11" office:value-type="string">
            <text:p>N/A</text:p>
          </table:table-cell>
          <table:table-cell table:style-name="ce11" office:value-type="float" office:value="2514">
            <text:p>2514</text:p>
          </table:table-cell>
          <table:covered-table-cell/>
          <table:table-cell table:style-name="ce6" office:value-type="float" office:value="2524.4">
            <text:p>2524.4</text:p>
          </table:table-cell>
          <table:table-cell office:value-type="string">
            <text:p>5D</text:p>
          </table:table-cell>
          <table:table-cell table:style-name="ce12" office:value-type="string">
            <text:p>N/A</text:p>
          </table:table-cell>
          <table:table-cell table:style-name="ce12" office:value-type="float" office:value="2521.3">
            <text:p>2521.3</text:p>
          </table:table-cell>
          <table:covered-table-cell/>
          <table:table-cell table:style-name="ce6" office:value-type="float" office:value="2523.1">
            <text:p>2523.1</text:p>
          </table:table-cell>
          <table:table-cell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521.7">
            <text:p>2521.7</text:p>
          </table:table-cell>
          <table:table-cell/>
          <table:table-cell table:formula="of:=MAX([.F37];[.G37])" office:value-type="float" office:value="2446.1">
            <text:p>2446.1</text:p>
          </table:table-cell>
          <table:table-cell table:formula="of:=MAX([.K37];[.L37])" office:value-type="float" office:value="2514">
            <text:p>2514</text:p>
          </table:table-cell>
          <table:table-cell table:formula="of:=MAX([.P37];[.Q37])" office:value-type="float" office:value="2521.3">
            <text:p>2521.3</text:p>
          </table:table-cell>
          <table:table-cell table:formula="of:=MAX([.U37];[.V37])" office:value-type="float" office:value="2521.7">
            <text:p>2521.7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2152.4">
            <text:p>2152.4</text:p>
          </table:table-cell>
          <table:table-cell office:value-type="string">
            <text:p>4C-1D</text:p>
          </table:table-cell>
          <table:table-cell table:style-name="ce10" office:value-type="string">
            <text:p>N/A</text:p>
          </table:table-cell>
          <table:table-cell table:style-name="ce10" office:value-type="float" office:value="2118.1">
            <text:p>2118.1</text:p>
          </table:table-cell>
          <table:covered-table-cell/>
          <table:table-cell table:style-name="ce6" office:value-type="float" office:value="2384.8">
            <text:p>2384.8</text:p>
          </table:table-cell>
          <table:table-cell office:value-type="string">
            <text:p>5D</text:p>
          </table:table-cell>
          <table:table-cell table:style-name="ce11" office:value-type="string">
            <text:p>N/A</text:p>
          </table:table-cell>
          <table:table-cell table:style-name="ce11" office:value-type="float" office:value="2216.9">
            <text:p>2216.9</text:p>
          </table:table-cell>
          <table:covered-table-cell/>
          <table:table-cell table:style-name="ce6" office:value-type="float" office:value="2302.1">
            <text:p>2302.1</text:p>
          </table:table-cell>
          <table:table-cell office:value-type="string">
            <text:p>5D</text:p>
          </table:table-cell>
          <table:table-cell table:style-name="ce12" office:value-type="string">
            <text:p>N/A</text:p>
          </table:table-cell>
          <table:table-cell table:style-name="ce12" office:value-type="float" office:value="2246.4">
            <text:p>2246.4</text:p>
          </table:table-cell>
          <table:covered-table-cell/>
          <table:table-cell table:style-name="ce6" office:value-type="float" office:value="2349.6">
            <text:p>2349.6</text:p>
          </table:table-cell>
          <table:table-cell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246.1">
            <text:p>2246.1</text:p>
          </table:table-cell>
          <table:table-cell/>
          <table:table-cell table:formula="of:=MAX([.F38];[.G38])" office:value-type="float" office:value="2118.1">
            <text:p>2118.1</text:p>
          </table:table-cell>
          <table:table-cell table:formula="of:=MAX([.K38];[.L38])" office:value-type="float" office:value="2216.9">
            <text:p>2216.9</text:p>
          </table:table-cell>
          <table:table-cell table:formula="of:=MAX([.P38];[.Q38])" office:value-type="float" office:value="2246.4">
            <text:p>2246.4</text:p>
          </table:table-cell>
          <table:table-cell table:formula="of:=MAX([.U38];[.V38])" office:value-type="float" office:value="2246.1">
            <text:p>2246.1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2483.2">
            <text:p>2483.2</text:p>
          </table:table-cell>
          <table:table-cell office:value-type="string">
            <text:p>5D</text:p>
          </table:table-cell>
          <table:table-cell table:style-name="ce10" office:value-type="string">
            <text:p>N/A</text:p>
          </table:table-cell>
          <table:table-cell table:style-name="ce10" office:value-type="float" office:value="2349.8">
            <text:p>2349.8</text:p>
          </table:table-cell>
          <table:covered-table-cell/>
          <table:table-cell table:style-name="ce6" office:value-type="float" office:value="2443.2">
            <text:p>2443.2</text:p>
          </table:table-cell>
          <table:table-cell office:value-type="string">
            <text:p>2C-3D</text:p>
          </table:table-cell>
          <table:table-cell table:style-name="ce11" office:value-type="string">
            <text:p>N/A</text:p>
          </table:table-cell>
          <table:table-cell table:style-name="ce11" office:value-type="float" office:value="2410.5">
            <text:p>2410.5</text:p>
          </table:table-cell>
          <table:covered-table-cell/>
          <table:table-cell table:style-name="ce6" office:value-type="float" office:value="2460.4">
            <text:p>2460.4</text:p>
          </table:table-cell>
          <table:table-cell office:value-type="string">
            <text:p>5D</text:p>
          </table:table-cell>
          <table:table-cell table:style-name="ce12" office:value-type="string">
            <text:p>N/A</text:p>
          </table:table-cell>
          <table:table-cell table:style-name="ce12" office:value-type="float" office:value="2434.2">
            <text:p>2434.2</text:p>
          </table:table-cell>
          <table:covered-table-cell/>
          <table:table-cell table:style-name="ce6" office:value-type="float" office:value="2496.5">
            <text:p>2496.5</text:p>
          </table:table-cell>
          <table:table-cell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441.4">
            <text:p>2441.4</text:p>
          </table:table-cell>
          <table:table-cell/>
          <table:table-cell table:formula="of:=MAX([.F39];[.G39])" office:value-type="float" office:value="2349.8">
            <text:p>2349.8</text:p>
          </table:table-cell>
          <table:table-cell table:formula="of:=MAX([.K39];[.L39])" office:value-type="float" office:value="2410.5">
            <text:p>2410.5</text:p>
          </table:table-cell>
          <table:table-cell table:formula="of:=MAX([.P39];[.Q39])" office:value-type="float" office:value="2434.2">
            <text:p>2434.2</text:p>
          </table:table-cell>
          <table:table-cell table:formula="of:=MAX([.U39];[.V39])" office:value-type="float" office:value="2441.4">
            <text:p>2441.4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2763.6">
            <text:p>2763.6</text:p>
          </table:table-cell>
          <table:table-cell table:style-name="ce9" office:value-type="string">
            <text:p>5D</text:p>
          </table:table-cell>
          <table:table-cell table:style-name="ce10" office:value-type="string">
            <text:p>N/A</text:p>
          </table:table-cell>
          <table:table-cell table:style-name="ce10" office:value-type="float" office:value="2467.7">
            <text:p>2467.7</text:p>
          </table:table-cell>
          <table:covered-table-cell/>
          <table:table-cell table:style-name="ce7" office:value-type="float" office:value="2739.2">
            <text:p>2739.2</text:p>
          </table:table-cell>
          <table:table-cell table:style-name="ce9" office:value-type="string">
            <text:p>5D</text:p>
          </table:table-cell>
          <table:table-cell table:style-name="ce11" office:value-type="string">
            <text:p>N/A</text:p>
          </table:table-cell>
          <table:table-cell table:style-name="ce11" office:value-type="float" office:value="2546.7">
            <text:p>2546.7</text:p>
          </table:table-cell>
          <table:covered-table-cell/>
          <table:table-cell table:style-name="ce7" office:value-type="float" office:value="2801.5">
            <text:p>2801.5</text:p>
          </table:table-cell>
          <table:table-cell table:style-name="ce9" office:value-type="string">
            <text:p>5D</text:p>
          </table:table-cell>
          <table:table-cell table:style-name="ce12" office:value-type="string">
            <text:p>N/A</text:p>
          </table:table-cell>
          <table:table-cell table:style-name="ce12" office:value-type="float" office:value="2606.6">
            <text:p>2606.6</text:p>
          </table:table-cell>
          <table:covered-table-cell/>
          <table:table-cell table:style-name="ce7" office:value-type="float" office:value="2779.5">
            <text:p>2779.5</text:p>
          </table:table-cell>
          <table:table-cell table:style-name="ce9"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621.8">
            <text:p>2621.8</text:p>
          </table:table-cell>
          <table:table-cell/>
          <table:table-cell table:formula="of:=MAX([.F40];[.G40])" office:value-type="float" office:value="2467.7">
            <text:p>2467.7</text:p>
          </table:table-cell>
          <table:table-cell table:formula="of:=MAX([.K40];[.L40])" office:value-type="float" office:value="2546.7">
            <text:p>2546.7</text:p>
          </table:table-cell>
          <table:table-cell table:formula="of:=MAX([.P40];[.Q40])" office:value-type="float" office:value="2606.6">
            <text:p>2606.6</text:p>
          </table:table-cell>
          <table:table-cell table:formula="of:=MAX([.U40];[.V40])" office:value-type="float" office:value="2621.8">
            <text:p>2621.8</text:p>
          </table:table-cell>
          <table:table-cell table:number-columns-repeated="996"/>
        </table:table-row>
        <table:table-row table:style-name="ro1">
          <table:covered-table-cell table:style-name="ce2"/>
          <table:table-cell table:style-name="ce1" office:value-type="string" table:number-columns-spanned="1" table:number-rows-spanned="5">
            <text:p>K9</text:p>
          </table:table-cell>
          <table:table-cell table:style-name="ce2" office:value-type="string">
            <text:p>a</text:p>
          </table:table-cell>
          <table:table-cell table:style-name="ce5" office:value-type="float" office:value="4061.4">
            <text:p>4061.4</text:p>
          </table:table-cell>
          <table:table-cell table:style-name="ce8" office:value-type="string">
            <text:p>7C-2D</text:p>
          </table:table-cell>
          <table:table-cell table:style-name="ce10" office:value-type="float" office:value="4031.9">
            <text:p>4031.9</text:p>
          </table:table-cell>
          <table:table-cell table:style-name="ce10" office:value-type="float" office:value="4030">
            <text:p>4030</text:p>
          </table:table-cell>
          <table:covered-table-cell/>
          <table:table-cell table:style-name="ce6" office:value-type="float" office:value="4131.7">
            <text:p>4131.7</text:p>
          </table:table-cell>
          <table:table-cell office:value-type="string">
            <text:p>2C-7D</text:p>
          </table:table-cell>
          <table:table-cell table:style-name="ce11" office:value-type="float" office:value="4120.8">
            <text:p>4120.8</text:p>
          </table:table-cell>
          <table:table-cell table:style-name="ce11" office:value-type="float" office:value="4108.3">
            <text:p>4108.3</text:p>
          </table:table-cell>
          <table:covered-table-cell/>
          <table:table-cell table:style-name="ce5" office:value-type="float" office:value="4135.2">
            <text:p>4135.2</text:p>
          </table:table-cell>
          <table:table-cell table:style-name="ce8" office:value-type="string">
            <text:p>9D</text:p>
          </table:table-cell>
          <table:table-cell table:number-columns-repeated="2" table:style-name="ce12" office:value-type="float" office:value="4135.2">
            <text:p>4135.2</text:p>
          </table:table-cell>
          <table:covered-table-cell/>
          <table:table-cell table:style-name="ce5" office:value-type="float" office:value="4135.2">
            <text:p>4135.2</text:p>
          </table:table-cell>
          <table:table-cell table:style-name="ce8" office:value-type="string">
            <text:p>9D</text:p>
          </table:table-cell>
          <table:table-cell table:number-columns-repeated="2" table:style-name="ce13" office:value-type="float" office:value="4135.2">
            <text:p>4135.2</text:p>
          </table:table-cell>
          <table:table-cell/>
          <table:table-cell table:formula="of:=MAX([.F41];[.G41])" office:value-type="float" office:value="4031.9">
            <text:p>4031.9</text:p>
          </table:table-cell>
          <table:table-cell table:formula="of:=MAX([.K41];[.L41])" office:value-type="float" office:value="4120.8">
            <text:p>4120.8</text:p>
          </table:table-cell>
          <table:table-cell table:formula="of:=MAX([.P41];[.Q41])" office:value-type="float" office:value="4135.2">
            <text:p>4135.2</text:p>
          </table:table-cell>
          <table:table-cell table:formula="of:=MAX([.U41];[.V41])" office:value-type="float" office:value="4135.2">
            <text:p>4135.2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4149.8">
            <text:p>4149.8</text:p>
          </table:table-cell>
          <table:table-cell office:value-type="string">
            <text:p>2C-7D</text:p>
          </table:table-cell>
          <table:table-cell table:style-name="ce10" office:value-type="float" office:value="4149.8">
            <text:p>4149.8</text:p>
          </table:table-cell>
          <table:table-cell table:style-name="ce10" office:value-type="float" office:value="4036.5">
            <text:p>4036.5</text:p>
          </table:table-cell>
          <table:covered-table-cell/>
          <table:table-cell table:style-name="ce6" office:value-type="float" office:value="4167.1">
            <text:p>4167.1</text:p>
          </table:table-cell>
          <table:table-cell office:value-type="string">
            <text:p>9D</text:p>
          </table:table-cell>
          <table:table-cell table:style-name="ce11" office:value-type="float" office:value="4167.1">
            <text:p>4167.1</text:p>
          </table:table-cell>
          <table:table-cell table:style-name="ce11" office:value-type="float" office:value="4163.3">
            <text:p>4163.3</text:p>
          </table:table-cell>
          <table:covered-table-cell/>
          <table:table-cell table:style-name="ce6" office:value-type="float" office:value="4167.1">
            <text:p>4167.1</text:p>
          </table:table-cell>
          <table:table-cell office:value-type="string">
            <text:p>9D</text:p>
          </table:table-cell>
          <table:table-cell table:number-columns-repeated="2" table:style-name="ce12" office:value-type="float" office:value="4167.1">
            <text:p>4167.1</text:p>
          </table:table-cell>
          <table:covered-table-cell/>
          <table:table-cell table:style-name="ce6" office:value-type="float" office:value="4167.1">
            <text:p>4167.1</text:p>
          </table:table-cell>
          <table:table-cell office:value-type="string">
            <text:p>9D</text:p>
          </table:table-cell>
          <table:table-cell table:number-columns-repeated="2" table:style-name="ce13" office:value-type="float" office:value="4167.1">
            <text:p>4167.1</text:p>
          </table:table-cell>
          <table:table-cell/>
          <table:table-cell table:formula="of:=MAX([.F42];[.G42])" office:value-type="float" office:value="4149.8">
            <text:p>4149.8</text:p>
          </table:table-cell>
          <table:table-cell table:formula="of:=MAX([.K42];[.L42])" office:value-type="float" office:value="4167.1">
            <text:p>4167.1</text:p>
          </table:table-cell>
          <table:table-cell table:formula="of:=MAX([.P42];[.Q42])" office:value-type="float" office:value="4167.1">
            <text:p>4167.1</text:p>
          </table:table-cell>
          <table:table-cell table:formula="of:=MAX([.U42];[.V42])" office:value-type="float" office:value="4167.1">
            <text:p>4167.1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3594.9">
            <text:p>3594.9</text:p>
          </table:table-cell>
          <table:table-cell office:value-type="string">
            <text:p>5C-4D</text:p>
          </table:table-cell>
          <table:table-cell table:style-name="ce10" office:value-type="float" office:value="3594.9">
            <text:p>3594.9</text:p>
          </table:table-cell>
          <table:table-cell table:style-name="ce10" office:value-type="float" office:value="3594.1">
            <text:p>3594.1</text:p>
          </table:table-cell>
          <table:covered-table-cell/>
          <table:table-cell table:style-name="ce6" office:value-type="float" office:value="3661.7">
            <text:p>3661.7</text:p>
          </table:table-cell>
          <table:table-cell office:value-type="string">
            <text:p>3C-6D</text:p>
          </table:table-cell>
          <table:table-cell table:number-columns-repeated="2" table:style-name="ce11" office:value-type="float" office:value="3661.7">
            <text:p>3661.7</text:p>
          </table:table-cell>
          <table:covered-table-cell/>
          <table:table-cell table:style-name="ce6" office:value-type="float" office:value="3691.7">
            <text:p>3691.7</text:p>
          </table:table-cell>
          <table:table-cell office:value-type="string">
            <text:p>3C-6D</text:p>
          </table:table-cell>
          <table:table-cell table:style-name="ce12" office:value-type="float" office:value="3691.7">
            <text:p>3691.7</text:p>
          </table:table-cell>
          <table:table-cell table:style-name="ce12" office:value-type="float" office:value="3687.1">
            <text:p>3687.1</text:p>
          </table:table-cell>
          <table:covered-table-cell/>
          <table:table-cell table:style-name="ce6" office:value-type="float" office:value="3726.1">
            <text:p>3726.1</text:p>
          </table:table-cell>
          <table:table-cell office:value-type="string">
            <text:p>9D</text:p>
          </table:table-cell>
          <table:table-cell table:style-name="ce13" office:value-type="float" office:value="3700.5">
            <text:p>3700.5</text:p>
          </table:table-cell>
          <table:table-cell table:style-name="ce13" office:value-type="float" office:value="3689.4">
            <text:p>3689.4</text:p>
          </table:table-cell>
          <table:table-cell/>
          <table:table-cell table:formula="of:=MAX([.F43];[.G43])" office:value-type="float" office:value="3594.9">
            <text:p>3594.9</text:p>
          </table:table-cell>
          <table:table-cell table:formula="of:=MAX([.K43];[.L43])" office:value-type="float" office:value="3661.7">
            <text:p>3661.7</text:p>
          </table:table-cell>
          <table:table-cell table:formula="of:=MAX([.P43];[.Q43])" office:value-type="float" office:value="3691.7">
            <text:p>3691.7</text:p>
          </table:table-cell>
          <table:table-cell table:formula="of:=MAX([.U43];[.V43])" office:value-type="float" office:value="3700.5">
            <text:p>3700.5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3959.4">
            <text:p>3959.4</text:p>
          </table:table-cell>
          <table:table-cell office:value-type="string">
            <text:p>4C-5D</text:p>
          </table:table-cell>
          <table:table-cell table:style-name="ce10" office:value-type="float" office:value="3948.5">
            <text:p>3948.5</text:p>
          </table:table-cell>
          <table:table-cell table:style-name="ce10" office:value-type="float" office:value="3944.9">
            <text:p>3944.9</text:p>
          </table:table-cell>
          <table:covered-table-cell/>
          <table:table-cell table:style-name="ce6" office:value-type="float" office:value="3990.1">
            <text:p>3990.1</text:p>
          </table:table-cell>
          <table:table-cell office:value-type="string">
            <text:p>2C-7D</text:p>
          </table:table-cell>
          <table:table-cell table:style-name="ce11" office:value-type="float" office:value="3990.1">
            <text:p>3990.1</text:p>
          </table:table-cell>
          <table:table-cell table:style-name="ce11" office:value-type="float" office:value="3986.3">
            <text:p>3986.3</text:p>
          </table:table-cell>
          <table:covered-table-cell/>
          <table:table-cell table:style-name="ce6" office:value-type="float" office:value="4000.1">
            <text:p>4000.1</text:p>
          </table:table-cell>
          <table:table-cell office:value-type="string">
            <text:p>2C-7D</text:p>
          </table:table-cell>
          <table:table-cell table:number-columns-repeated="2" table:style-name="ce12" office:value-type="float" office:value="4000.1">
            <text:p>4000.1</text:p>
          </table:table-cell>
          <table:covered-table-cell/>
          <table:table-cell table:style-name="ce6" office:value-type="float" office:value="4020.1">
            <text:p>4020.1</text:p>
          </table:table-cell>
          <table:table-cell office:value-type="string">
            <text:p>2C-7D</text:p>
          </table:table-cell>
          <table:table-cell table:number-columns-repeated="2" table:style-name="ce13" office:value-type="float" office:value="4020.1">
            <text:p>4020.1</text:p>
          </table:table-cell>
          <table:table-cell/>
          <table:table-cell table:formula="of:=MAX([.F44];[.G44])" office:value-type="float" office:value="3948.5">
            <text:p>3948.5</text:p>
          </table:table-cell>
          <table:table-cell table:formula="of:=MAX([.K44];[.L44])" office:value-type="float" office:value="3990.1">
            <text:p>3990.1</text:p>
          </table:table-cell>
          <table:table-cell table:formula="of:=MAX([.P44];[.Q44])" office:value-type="float" office:value="4000.1">
            <text:p>4000.1</text:p>
          </table:table-cell>
          <table:table-cell table:formula="of:=MAX([.U44];[.V44])" office:value-type="float" office:value="4020.1">
            <text:p>4020.1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4158">
            <text:p>4158</text:p>
          </table:table-cell>
          <table:table-cell table:style-name="ce9" office:value-type="string">
            <text:p>4C-5D</text:p>
          </table:table-cell>
          <table:table-cell table:style-name="ce10" office:value-type="float" office:value="4067.6">
            <text:p>4067.6</text:p>
          </table:table-cell>
          <table:table-cell table:style-name="ce10" office:value-type="float" office:value="4061.7">
            <text:p>4061.7</text:p>
          </table:table-cell>
          <table:covered-table-cell/>
          <table:table-cell table:style-name="ce6" office:value-type="float" office:value="4202.7">
            <text:p>4202.7</text:p>
          </table:table-cell>
          <table:table-cell office:value-type="string">
            <text:p>4C-5D</text:p>
          </table:table-cell>
          <table:table-cell table:style-name="ce11" office:value-type="float" office:value="4138">
            <text:p>4138</text:p>
          </table:table-cell>
          <table:table-cell table:style-name="ce11" office:value-type="float" office:value="4129.1">
            <text:p>4129.1</text:p>
          </table:table-cell>
          <table:covered-table-cell/>
          <table:table-cell table:style-name="ce7" office:value-type="float" office:value="4263.8">
            <text:p>4263.8</text:p>
          </table:table-cell>
          <table:table-cell table:style-name="ce9" office:value-type="string">
            <text:p>4C-5D</text:p>
          </table:table-cell>
          <table:table-cell table:style-name="ce12" office:value-type="float" office:value="4184.3">
            <text:p>4184.3</text:p>
          </table:table-cell>
          <table:table-cell table:style-name="ce12" office:value-type="float" office:value="4179.5">
            <text:p>4179.5</text:p>
          </table:table-cell>
          <table:covered-table-cell/>
          <table:table-cell table:style-name="ce7" office:value-type="float" office:value="4291.7">
            <text:p>4291.7</text:p>
          </table:table-cell>
          <table:table-cell table:style-name="ce9" office:value-type="string">
            <text:p>9D</text:p>
          </table:table-cell>
          <table:table-cell table:style-name="ce13" office:value-type="float" office:value="4233.3">
            <text:p>4233.3</text:p>
          </table:table-cell>
          <table:table-cell table:style-name="ce13" office:value-type="float" office:value="4229.7">
            <text:p>4229.7</text:p>
          </table:table-cell>
          <table:table-cell/>
          <table:table-cell table:formula="of:=MAX([.F45];[.G45])" office:value-type="float" office:value="4067.6">
            <text:p>4067.6</text:p>
          </table:table-cell>
          <table:table-cell table:formula="of:=MAX([.K45];[.L45])" office:value-type="float" office:value="4138">
            <text:p>4138</text:p>
          </table:table-cell>
          <table:table-cell table:formula="of:=MAX([.P45];[.Q45])" office:value-type="float" office:value="4184.3">
            <text:p>4184.3</text:p>
          </table:table-cell>
          <table:table-cell table:formula="of:=MAX([.U45];[.V45])" office:value-type="float" office:value="4233.3">
            <text:p>4233.3</text:p>
          </table:table-cell>
          <table:table-cell table:number-columns-repeated="996"/>
        </table:table-row>
        <table:table-row table:style-name="ro2">
          <table:table-cell table:style-name="ce2" table:number-columns-repeated="3"/>
          <table:table-cell table:style-name="ce6"/>
          <table:table-cell/>
          <table:table-cell table:style-name="ce10" table:number-columns-repeated="2"/>
          <table:covered-table-cell/>
          <table:table-cell table:style-name="ce6"/>
          <table:table-cell/>
          <table:table-cell table:style-name="ce11" table:number-columns-repeated="2"/>
          <table:covered-table-cell/>
          <table:table-cell table:style-name="ce6"/>
          <table:table-cell/>
          <table:table-cell table:style-name="ce12" table:number-columns-repeated="2"/>
          <table:covered-table-cell/>
          <table:table-cell table:style-name="ce6"/>
          <table:table-cell/>
          <table:table-cell table:style-name="ce13" table:number-columns-repeated="2"/>
          <table:table-cell table:number-columns-repeated="1001"/>
        </table:table-row>
        <table:table-row table:style-name="ro1">
          <table:table-cell table:style-name="ce1" office:value-type="float" office:value="30" table:number-columns-spanned="1" table:number-rows-spanned="10">
            <text:p>30</text:p>
          </table:table-cell>
          <table:table-cell table:style-name="ce1" office:value-type="string" table:number-columns-spanned="1" table:number-rows-spanned="5">
            <text:p>K5</text:p>
          </table:table-cell>
          <table:table-cell table:style-name="ce2" office:value-type="string">
            <text:p>a</text:p>
          </table:table-cell>
          <table:table-cell table:style-name="ce5" office:value-type="float" office:value="2596.4">
            <text:p>2596.4</text:p>
          </table:table-cell>
          <table:table-cell table:style-name="ce8" office:value-type="string">
            <text:p>5D</text:p>
          </table:table-cell>
          <table:table-cell table:style-name="ce10" office:value-type="string">
            <text:p>-</text:p>
          </table:table-cell>
          <table:table-cell table:style-name="ce10" office:value-type="float" office:value="2378.6">
            <text:p>2378.6</text:p>
          </table:table-cell>
          <table:covered-table-cell/>
          <table:table-cell table:style-name="ce5" office:value-type="float" office:value="2599.8">
            <text:p>2599.8</text:p>
          </table:table-cell>
          <table:table-cell table:style-name="ce8" office:value-type="string">
            <text:p>5D</text:p>
          </table:table-cell>
          <table:table-cell table:style-name="ce11" office:value-type="string">
            <text:p>-</text:p>
          </table:table-cell>
          <table:table-cell table:style-name="ce11" office:value-type="float" office:value="2440.5">
            <text:p>2440.5</text:p>
          </table:table-cell>
          <table:covered-table-cell/>
          <table:table-cell table:style-name="ce5" office:value-type="float" office:value="2593.3">
            <text:p>2593.3</text:p>
          </table:table-cell>
          <table:table-cell table:style-name="ce8" office:value-type="string">
            <text:p>5D</text:p>
          </table:table-cell>
          <table:table-cell table:style-name="ce12" office:value-type="string">
            <text:p>N/A</text:p>
          </table:table-cell>
          <table:table-cell table:style-name="ce12" office:value-type="float" office:value="2516.3">
            <text:p>2516.3</text:p>
          </table:table-cell>
          <table:covered-table-cell/>
          <table:table-cell table:style-name="ce5" office:value-type="float" office:value="2586.2">
            <text:p>2586.2</text:p>
          </table:table-cell>
          <table:table-cell table:style-name="ce8"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421.3">
            <text:p>2421.3</text:p>
          </table:table-cell>
          <table:table-cell/>
          <table:table-cell table:formula="of:=MAX([.F47];[.G47])" office:value-type="float" office:value="2378.6">
            <text:p>2378.6</text:p>
          </table:table-cell>
          <table:table-cell table:formula="of:=MAX([.K47];[.L47])" office:value-type="float" office:value="2440.5">
            <text:p>2440.5</text:p>
          </table:table-cell>
          <table:table-cell table:formula="of:=MAX([.P47];[.Q47])" office:value-type="float" office:value="2516.3">
            <text:p>2516.3</text:p>
          </table:table-cell>
          <table:table-cell table:formula="of:=MAX([.U47];[.V47])" office:value-type="float" office:value="2421.3">
            <text:p>2421.3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2675">
            <text:p>2675</text:p>
          </table:table-cell>
          <table:table-cell office:value-type="string">
            <text:p>5D</text:p>
          </table:table-cell>
          <table:table-cell table:style-name="ce10" office:value-type="string">
            <text:p>N/A</text:p>
          </table:table-cell>
          <table:table-cell table:style-name="ce10" office:value-type="string">
            <text:p>-</text:p>
          </table:table-cell>
          <table:covered-table-cell/>
          <table:table-cell table:style-name="ce6" office:value-type="float" office:value="2449.7">
            <text:p>2449.7</text:p>
          </table:table-cell>
          <table:table-cell office:value-type="string">
            <text:p>5D</text:p>
          </table:table-cell>
          <table:table-cell table:style-name="ce11" office:value-type="string">
            <text:p>N/A</text:p>
          </table:table-cell>
          <table:table-cell table:style-name="ce11" office:value-type="float" office:value="2365.9">
            <text:p>2365.9</text:p>
          </table:table-cell>
          <table:covered-table-cell/>
          <table:table-cell table:style-name="ce6" office:value-type="float" office:value="2449.7">
            <text:p>2449.7</text:p>
          </table:table-cell>
          <table:table-cell office:value-type="string">
            <text:p>5D</text:p>
          </table:table-cell>
          <table:table-cell table:style-name="ce12" office:value-type="string">
            <text:p>N/A</text:p>
          </table:table-cell>
          <table:table-cell table:style-name="ce12" office:value-type="float" office:value="2408.4">
            <text:p>2408.4</text:p>
          </table:table-cell>
          <table:covered-table-cell/>
          <table:table-cell table:style-name="ce6" office:value-type="float" office:value="2449.7">
            <text:p>2449.7</text:p>
          </table:table-cell>
          <table:table-cell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387.1">
            <text:p>2387.1</text:p>
          </table:table-cell>
          <table:table-cell/>
          <table:table-cell table:formula="of:=MAX([.F48];[.G48])" office:value-type="float" office:value="0">
            <text:p>0</text:p>
          </table:table-cell>
          <table:table-cell table:formula="of:=MAX([.K48];[.L48])" office:value-type="float" office:value="2365.9">
            <text:p>2365.9</text:p>
          </table:table-cell>
          <table:table-cell table:formula="of:=MAX([.P48];[.Q48])" office:value-type="float" office:value="2408.4">
            <text:p>2408.4</text:p>
          </table:table-cell>
          <table:table-cell table:formula="of:=MAX([.U48];[.V48])" office:value-type="float" office:value="2387.1">
            <text:p>2387.1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2741.8">
            <text:p>2741.8</text:p>
          </table:table-cell>
          <table:table-cell office:value-type="string">
            <text:p>5D</text:p>
          </table:table-cell>
          <table:table-cell table:style-name="ce10" office:value-type="string">
            <text:p>N/A</text:p>
          </table:table-cell>
          <table:table-cell table:style-name="ce10" office:value-type="float" office:value="2498.1">
            <text:p>2498.1</text:p>
          </table:table-cell>
          <table:covered-table-cell/>
          <table:table-cell table:style-name="ce6" office:value-type="float" office:value="2739.2">
            <text:p>2739.2</text:p>
          </table:table-cell>
          <table:table-cell office:value-type="string">
            <text:p>5D</text:p>
          </table:table-cell>
          <table:table-cell table:style-name="ce11" office:value-type="string">
            <text:p>-</text:p>
          </table:table-cell>
          <table:table-cell table:style-name="ce11" office:value-type="float" office:value="2660.5">
            <text:p>2660.5</text:p>
          </table:table-cell>
          <table:covered-table-cell/>
          <table:table-cell table:style-name="ce6" office:value-type="float" office:value="2697.6">
            <text:p>2697.6</text:p>
          </table:table-cell>
          <table:table-cell office:value-type="string">
            <text:p>5D</text:p>
          </table:table-cell>
          <table:table-cell table:style-name="ce12" office:value-type="string">
            <text:p>N/A</text:p>
          </table:table-cell>
          <table:table-cell table:style-name="ce12" office:value-type="float" office:value="2697.6">
            <text:p>2697.6</text:p>
          </table:table-cell>
          <table:covered-table-cell/>
          <table:table-cell table:style-name="ce6" office:value-type="float" office:value="2697.6">
            <text:p>2697.6</text:p>
          </table:table-cell>
          <table:table-cell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697.6">
            <text:p>2697.6</text:p>
          </table:table-cell>
          <table:table-cell/>
          <table:table-cell table:formula="of:=MAX([.F49];[.G49])" office:value-type="float" office:value="2498.1">
            <text:p>2498.1</text:p>
          </table:table-cell>
          <table:table-cell table:formula="of:=MAX([.K49];[.L49])" office:value-type="float" office:value="2660.5">
            <text:p>2660.5</text:p>
          </table:table-cell>
          <table:table-cell table:formula="of:=MAX([.P49];[.Q49])" office:value-type="float" office:value="2697.6">
            <text:p>2697.6</text:p>
          </table:table-cell>
          <table:table-cell table:formula="of:=MAX([.U49];[.V49])" office:value-type="float" office:value="2697.6">
            <text:p>2697.6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2782.9">
            <text:p>2782.9</text:p>
          </table:table-cell>
          <table:table-cell office:value-type="string">
            <text:p>5D</text:p>
          </table:table-cell>
          <table:table-cell table:style-name="ce10" office:value-type="string">
            <text:p>-</text:p>
          </table:table-cell>
          <table:table-cell table:style-name="ce10" office:value-type="float" office:value="2348.6">
            <text:p>2348.6</text:p>
          </table:table-cell>
          <table:covered-table-cell/>
          <table:table-cell table:style-name="ce6" office:value-type="float" office:value="2491.3">
            <text:p>2491.3</text:p>
          </table:table-cell>
          <table:table-cell office:value-type="string">
            <text:p>5D</text:p>
          </table:table-cell>
          <table:table-cell table:style-name="ce11" office:value-type="string">
            <text:p>N/A</text:p>
          </table:table-cell>
          <table:table-cell table:style-name="ce11" office:value-type="float" office:value="2430.6">
            <text:p>2430.6</text:p>
          </table:table-cell>
          <table:covered-table-cell/>
          <table:table-cell table:style-name="ce6" office:value-type="float" office:value="2522.6">
            <text:p>2522.6</text:p>
          </table:table-cell>
          <table:table-cell office:value-type="string">
            <text:p>2C-3D</text:p>
          </table:table-cell>
          <table:table-cell table:style-name="ce12" office:value-type="string">
            <text:p>N/A</text:p>
          </table:table-cell>
          <table:table-cell table:style-name="ce12" office:value-type="float" office:value="2451.2">
            <text:p>2451.2</text:p>
          </table:table-cell>
          <table:covered-table-cell/>
          <table:table-cell table:style-name="ce6" office:value-type="float" office:value="2499.1">
            <text:p>2499.1</text:p>
          </table:table-cell>
          <table:table-cell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456.8">
            <text:p>2456.8</text:p>
          </table:table-cell>
          <table:table-cell/>
          <table:table-cell table:formula="of:=MAX([.F50];[.G50])" office:value-type="float" office:value="2348.6">
            <text:p>2348.6</text:p>
          </table:table-cell>
          <table:table-cell table:formula="of:=MAX([.K50];[.L50])" office:value-type="float" office:value="2430.6">
            <text:p>2430.6</text:p>
          </table:table-cell>
          <table:table-cell table:formula="of:=MAX([.P50];[.Q50])" office:value-type="float" office:value="2451.2">
            <text:p>2451.2</text:p>
          </table:table-cell>
          <table:table-cell table:formula="of:=MAX([.U50];[.V50])" office:value-type="float" office:value="2456.8">
            <text:p>2456.8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2917.3">
            <text:p>2917.3</text:p>
          </table:table-cell>
          <table:table-cell table:style-name="ce9" office:value-type="string">
            <text:p>5D</text:p>
          </table:table-cell>
          <table:table-cell table:style-name="ce10" office:value-type="string">
            <text:p>-</text:p>
          </table:table-cell>
          <table:table-cell table:style-name="ce10" office:value-type="float" office:value="2552.7">
            <text:p>2552.7</text:p>
          </table:table-cell>
          <table:covered-table-cell/>
          <table:table-cell table:style-name="ce7" office:value-type="float" office:value="2847.8">
            <text:p>2847.8</text:p>
          </table:table-cell>
          <table:table-cell table:style-name="ce9" office:value-type="string">
            <text:p>5D</text:p>
          </table:table-cell>
          <table:table-cell table:style-name="ce11" office:value-type="string">
            <text:p>-</text:p>
          </table:table-cell>
          <table:table-cell table:style-name="ce11" office:value-type="float" office:value="2659.7">
            <text:p>2659.7</text:p>
          </table:table-cell>
          <table:covered-table-cell/>
          <table:table-cell table:style-name="ce7" office:value-type="float" office:value="2876.2">
            <text:p>2876.2</text:p>
          </table:table-cell>
          <table:table-cell table:style-name="ce9" office:value-type="string">
            <text:p>5D</text:p>
          </table:table-cell>
          <table:table-cell table:style-name="ce12" office:value-type="string">
            <text:p>N/A</text:p>
          </table:table-cell>
          <table:table-cell table:style-name="ce12" office:value-type="float" office:value="2639">
            <text:p>2639</text:p>
          </table:table-cell>
          <table:covered-table-cell/>
          <table:table-cell table:style-name="ce7" office:value-type="float" office:value="2855.8">
            <text:p>2855.8</text:p>
          </table:table-cell>
          <table:table-cell table:style-name="ce9" office:value-type="string">
            <text:p>5D</text:p>
          </table:table-cell>
          <table:table-cell table:style-name="ce13" office:value-type="string">
            <text:p>N/A</text:p>
          </table:table-cell>
          <table:table-cell table:style-name="ce13" office:value-type="float" office:value="2672.4">
            <text:p>2672.4</text:p>
          </table:table-cell>
          <table:table-cell/>
          <table:table-cell table:formula="of:=MAX([.F51];[.G51])" office:value-type="float" office:value="2552.7">
            <text:p>2552.7</text:p>
          </table:table-cell>
          <table:table-cell table:formula="of:=MAX([.K51];[.L51])" office:value-type="float" office:value="2659.7">
            <text:p>2659.7</text:p>
          </table:table-cell>
          <table:table-cell table:formula="of:=MAX([.P51];[.Q51])" office:value-type="float" office:value="2639">
            <text:p>2639</text:p>
          </table:table-cell>
          <table:table-cell table:formula="of:=MAX([.U51];[.V51])" office:value-type="float" office:value="2672.4">
            <text:p>2672.4</text:p>
          </table:table-cell>
          <table:table-cell table:number-columns-repeated="996"/>
        </table:table-row>
        <table:table-row table:style-name="ro1">
          <table:covered-table-cell table:style-name="ce2"/>
          <table:table-cell table:style-name="ce1" office:value-type="string" table:number-columns-spanned="1" table:number-rows-spanned="5">
            <text:p>K10</text:p>
          </table:table-cell>
          <table:table-cell table:style-name="ce2" office:value-type="string">
            <text:p>a</text:p>
          </table:table-cell>
          <table:table-cell table:style-name="ce6" office:value-type="float" office:value="4550.3">
            <text:p>4550.3</text:p>
          </table:table-cell>
          <table:table-cell office:value-type="string">
            <text:p>6C-5D</text:p>
          </table:table-cell>
          <table:table-cell table:style-name="ce10" office:value-type="float" office:value="4548.7">
            <text:p>4548.7</text:p>
          </table:table-cell>
          <table:table-cell table:style-name="ce10" office:value-type="float" office:value="3679.5">
            <text:p>3679.5</text:p>
          </table:table-cell>
          <table:covered-table-cell/>
          <table:table-cell table:style-name="ce6" office:value-type="float" office:value="4622">
            <text:p>4622</text:p>
          </table:table-cell>
          <table:table-cell office:value-type="string">
            <text:p>4C-6D</text:p>
          </table:table-cell>
          <table:table-cell table:style-name="ce11" office:value-type="float" office:value="4617.4">
            <text:p>4617.4</text:p>
          </table:table-cell>
          <table:table-cell table:style-name="ce11" office:value-type="float" office:value="3890.5">
            <text:p>3890.5</text:p>
          </table:table-cell>
          <table:covered-table-cell/>
          <table:table-cell table:style-name="ce6" office:value-type="float" office:value="4635.7">
            <text:p>4635.7</text:p>
          </table:table-cell>
          <table:table-cell office:value-type="string">
            <text:p>10D</text:p>
          </table:table-cell>
          <table:table-cell table:style-name="ce12" office:value-type="float" office:value="4635.7">
            <text:p>4635.7</text:p>
          </table:table-cell>
          <table:table-cell table:style-name="ce12" office:value-type="float" office:value="3838.3">
            <text:p>3838.3</text:p>
          </table:table-cell>
          <table:covered-table-cell/>
          <table:table-cell office:value-type="float" office:value="4635.7">
            <text:p>4635.7</text:p>
          </table:table-cell>
          <table:table-cell office:value-type="string">
            <text:p>10D</text:p>
          </table:table-cell>
          <table:table-cell table:style-name="ce13" office:value-type="float" office:value="4635.7">
            <text:p>4635.7</text:p>
          </table:table-cell>
          <table:table-cell table:style-name="ce13" office:value-type="float" office:value="3785.8">
            <text:p>3785.8</text:p>
          </table:table-cell>
          <table:table-cell/>
          <table:table-cell table:formula="of:=MAX([.F52];[.G52])" office:value-type="float" office:value="4548.7">
            <text:p>4548.7</text:p>
          </table:table-cell>
          <table:table-cell table:formula="of:=MAX([.K52];[.L52])" office:value-type="float" office:value="4617.4">
            <text:p>4617.4</text:p>
          </table:table-cell>
          <table:table-cell table:formula="of:=MAX([.P52];[.Q52])" office:value-type="float" office:value="4635.7">
            <text:p>4635.7</text:p>
          </table:table-cell>
          <table:table-cell table:formula="of:=MAX([.U52];[.V52])" office:value-type="float" office:value="4635.7">
            <text:p>4635.7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b</text:p>
          </table:table-cell>
          <table:table-cell table:style-name="ce6" office:value-type="float" office:value="4305.9">
            <text:p>4305.9</text:p>
          </table:table-cell>
          <table:table-cell office:value-type="string">
            <text:p>2C-8D</text:p>
          </table:table-cell>
          <table:table-cell table:style-name="ce10" office:value-type="float" office:value="4244.4">
            <text:p>4244.4</text:p>
          </table:table-cell>
          <table:table-cell table:style-name="ce10" office:value-type="float" office:value="3789.5">
            <text:p>3789.5</text:p>
          </table:table-cell>
          <table:covered-table-cell/>
          <table:table-cell table:style-name="ce6" office:value-type="float" office:value="4307.6">
            <text:p>4307.6</text:p>
          </table:table-cell>
          <table:table-cell office:value-type="string">
            <text:p>2C-8D</text:p>
          </table:table-cell>
          <table:table-cell table:style-name="ce11" office:value-type="float" office:value="4289.1">
            <text:p>4289.1</text:p>
          </table:table-cell>
          <table:table-cell table:style-name="ce11" office:value-type="float" office:value="4277.5">
            <text:p>4277.5</text:p>
          </table:table-cell>
          <table:covered-table-cell/>
          <table:table-cell table:style-name="ce6" office:value-type="float" office:value="4327.9">
            <text:p>4327.9</text:p>
          </table:table-cell>
          <table:table-cell office:value-type="string">
            <text:p>2C-8D</text:p>
          </table:table-cell>
          <table:table-cell table:style-name="ce12" office:value-type="float" office:value="4306.4">
            <text:p>4306.4</text:p>
          </table:table-cell>
          <table:table-cell table:style-name="ce12" office:value-type="float" office:value="4220.4">
            <text:p>4220.4</text:p>
          </table:table-cell>
          <table:covered-table-cell/>
          <table:table-cell table:style-name="ce6" office:value-type="float" office:value="4345.6">
            <text:p>4345.6</text:p>
          </table:table-cell>
          <table:table-cell office:value-type="string">
            <text:p>10D</text:p>
          </table:table-cell>
          <table:table-cell table:style-name="ce13" office:value-type="float" office:value="4342.1">
            <text:p>4342.1</text:p>
          </table:table-cell>
          <table:table-cell table:style-name="ce13" office:value-type="float" office:value="4334">
            <text:p>4334</text:p>
          </table:table-cell>
          <table:table-cell/>
          <table:table-cell table:formula="of:=MAX([.F53];[.G53])" office:value-type="float" office:value="4244.4">
            <text:p>4244.4</text:p>
          </table:table-cell>
          <table:table-cell table:formula="of:=MAX([.K53];[.L53])" office:value-type="float" office:value="4289.1">
            <text:p>4289.1</text:p>
          </table:table-cell>
          <table:table-cell table:formula="of:=MAX([.P53];[.Q53])" office:value-type="float" office:value="4306.4">
            <text:p>4306.4</text:p>
          </table:table-cell>
          <table:table-cell table:formula="of:=MAX([.U53];[.V53])" office:value-type="float" office:value="4342.1">
            <text:p>4342.1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c</text:p>
          </table:table-cell>
          <table:table-cell table:style-name="ce6" office:value-type="float" office:value="4686.8">
            <text:p>4686.8</text:p>
          </table:table-cell>
          <table:table-cell office:value-type="string">
            <text:p>5C-5D</text:p>
          </table:table-cell>
          <table:table-cell table:style-name="ce10" office:value-type="float" office:value="4647.8">
            <text:p>4647.8</text:p>
          </table:table-cell>
          <table:table-cell table:style-name="ce10" office:value-type="float" office:value="3788.4">
            <text:p>3788.4</text:p>
          </table:table-cell>
          <table:covered-table-cell/>
          <table:table-cell table:style-name="ce6" office:value-type="float" office:value="4706.6">
            <text:p>4706.6</text:p>
          </table:table-cell>
          <table:table-cell office:value-type="string">
            <text:p>10D</text:p>
          </table:table-cell>
          <table:table-cell table:style-name="ce11" office:value-type="float" office:value="4706.6">
            <text:p>4706.6</text:p>
          </table:table-cell>
          <table:table-cell table:style-name="ce11" office:value-type="float" office:value="4083.5">
            <text:p>4083.5</text:p>
          </table:table-cell>
          <table:covered-table-cell/>
          <table:table-cell table:style-name="ce6" office:value-type="float" office:value="4706.6">
            <text:p>4706.6</text:p>
          </table:table-cell>
          <table:table-cell office:value-type="string">
            <text:p>10D</text:p>
          </table:table-cell>
          <table:table-cell table:style-name="ce12" office:value-type="float" office:value="4704.2">
            <text:p>4704.2</text:p>
          </table:table-cell>
          <table:table-cell table:style-name="ce12" office:value-type="float" office:value="4055.5">
            <text:p>4055.5</text:p>
          </table:table-cell>
          <table:covered-table-cell/>
          <table:table-cell table:style-name="ce6" office:value-type="float" office:value="4706.6">
            <text:p>4706.6</text:p>
          </table:table-cell>
          <table:table-cell office:value-type="string">
            <text:p>10D</text:p>
          </table:table-cell>
          <table:table-cell table:style-name="ce13" office:value-type="float" office:value="4703.6">
            <text:p>4703.6</text:p>
          </table:table-cell>
          <table:table-cell table:style-name="ce13" office:value-type="float" office:value="4697.1">
            <text:p>4697.1</text:p>
          </table:table-cell>
          <table:table-cell/>
          <table:table-cell table:formula="of:=MAX([.F54];[.G54])" office:value-type="float" office:value="4647.8">
            <text:p>4647.8</text:p>
          </table:table-cell>
          <table:table-cell table:formula="of:=MAX([.K54];[.L54])" office:value-type="float" office:value="4706.6">
            <text:p>4706.6</text:p>
          </table:table-cell>
          <table:table-cell table:formula="of:=MAX([.P54];[.Q54])" office:value-type="float" office:value="4704.2">
            <text:p>4704.2</text:p>
          </table:table-cell>
          <table:table-cell table:formula="of:=MAX([.U54];[.V54])" office:value-type="float" office:value="4703.6">
            <text:p>4703.6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d</text:p>
          </table:table-cell>
          <table:table-cell table:style-name="ce6" office:value-type="float" office:value="4209.4">
            <text:p>4209.4</text:p>
          </table:table-cell>
          <table:table-cell office:value-type="string">
            <text:p>5C-5D</text:p>
          </table:table-cell>
          <table:table-cell table:style-name="ce10" office:value-type="float" office:value="4125.1">
            <text:p>4125.1</text:p>
          </table:table-cell>
          <table:table-cell table:style-name="ce10" office:value-type="float" office:value="4041.9">
            <text:p>4041.9</text:p>
          </table:table-cell>
          <table:covered-table-cell/>
          <table:table-cell table:style-name="ce6" office:value-type="float" office:value="4235.1">
            <text:p>4235.1</text:p>
          </table:table-cell>
          <table:table-cell office:value-type="string">
            <text:p>2C-8D</text:p>
          </table:table-cell>
          <table:table-cell table:style-name="ce11" office:value-type="float" office:value="4183.6">
            <text:p>4183.6</text:p>
          </table:table-cell>
          <table:table-cell table:style-name="ce11" office:value-type="float" office:value="4191.7">
            <text:p>4191.7</text:p>
          </table:table-cell>
          <table:covered-table-cell/>
          <table:table-cell table:style-name="ce6" office:value-type="float" office:value="4239.4">
            <text:p>4239.4</text:p>
          </table:table-cell>
          <table:table-cell office:value-type="string">
            <text:p>2C-8D</text:p>
          </table:table-cell>
          <table:table-cell table:style-name="ce12" office:value-type="float" office:value="4174.9">
            <text:p>4174.9</text:p>
          </table:table-cell>
          <table:table-cell table:style-name="ce12" office:value-type="float" office:value="4222.8">
            <text:p>4222.8</text:p>
          </table:table-cell>
          <table:covered-table-cell/>
          <table:table-cell table:style-name="ce6" office:value-type="float" office:value="4265.8">
            <text:p>4265.8</text:p>
          </table:table-cell>
          <table:table-cell office:value-type="string">
            <text:p>2C-8D</text:p>
          </table:table-cell>
          <table:table-cell table:style-name="ce13" office:value-type="float" office:value="4219.6">
            <text:p>4219.6</text:p>
          </table:table-cell>
          <table:table-cell table:style-name="ce13" office:value-type="float" office:value="4242.8">
            <text:p>4242.8</text:p>
          </table:table-cell>
          <table:table-cell/>
          <table:table-cell table:formula="of:=MAX([.F55];[.G55])" office:value-type="float" office:value="4125.1">
            <text:p>4125.1</text:p>
          </table:table-cell>
          <table:table-cell table:formula="of:=MAX([.K55];[.L55])" office:value-type="float" office:value="4191.7">
            <text:p>4191.7</text:p>
          </table:table-cell>
          <table:table-cell table:formula="of:=MAX([.P55];[.Q55])" office:value-type="float" office:value="4222.8">
            <text:p>4222.8</text:p>
          </table:table-cell>
          <table:table-cell table:formula="of:=MAX([.U55];[.V55])" office:value-type="float" office:value="4242.8">
            <text:p>4242.8</text:p>
          </table:table-cell>
          <table:table-cell table:number-columns-repeated="996"/>
        </table:table-row>
        <table:table-row table:style-name="ro1">
          <table:covered-table-cell table:number-columns-repeated="2" table:style-name="ce2"/>
          <table:table-cell table:style-name="ce2" office:value-type="string">
            <text:p>e</text:p>
          </table:table-cell>
          <table:table-cell table:style-name="ce7" office:value-type="float" office:value="4564">
            <text:p>4564</text:p>
          </table:table-cell>
          <table:table-cell table:style-name="ce9" office:value-type="string">
            <text:p>5C-5D</text:p>
          </table:table-cell>
          <table:table-cell table:style-name="ce10" office:value-type="float" office:value="4513.1">
            <text:p>4513.1</text:p>
          </table:table-cell>
          <table:table-cell table:style-name="ce10" office:value-type="float" office:value="4092.9">
            <text:p>4092.9</text:p>
          </table:table-cell>
          <table:covered-table-cell/>
          <table:table-cell table:style-name="ce7" office:value-type="float" office:value="4650">
            <text:p>4650</text:p>
          </table:table-cell>
          <table:table-cell table:style-name="ce9" office:value-type="string">
            <text:p>10D</text:p>
          </table:table-cell>
          <table:table-cell table:style-name="ce11" office:value-type="float" office:value="4562.6">
            <text:p>4562.6</text:p>
          </table:table-cell>
          <table:table-cell table:style-name="ce11" office:value-type="float" office:value="4463.9">
            <text:p>4463.9</text:p>
          </table:table-cell>
          <table:covered-table-cell/>
          <table:table-cell table:style-name="ce7" office:value-type="float" office:value="4630.5">
            <text:p>4630.5</text:p>
          </table:table-cell>
          <table:table-cell table:style-name="ce9" office:value-type="string">
            <text:p>10D</text:p>
          </table:table-cell>
          <table:table-cell table:style-name="ce12" office:value-type="float" office:value="4596.2">
            <text:p>4596.2</text:p>
          </table:table-cell>
          <table:table-cell table:style-name="ce12" office:value-type="float" office:value="4584.6">
            <text:p>4584.6</text:p>
          </table:table-cell>
          <table:covered-table-cell/>
          <table:table-cell table:style-name="ce7" office:value-type="float" office:value="4630.9">
            <text:p>4630.9</text:p>
          </table:table-cell>
          <table:table-cell table:style-name="ce9" office:value-type="string">
            <text:p>10D</text:p>
          </table:table-cell>
          <table:table-cell table:style-name="ce13" office:value-type="float" office:value="4601.5">
            <text:p>4601.5</text:p>
          </table:table-cell>
          <table:table-cell table:style-name="ce13" office:value-type="float" office:value="4597.7">
            <text:p>4597.7</text:p>
          </table:table-cell>
          <table:table-cell/>
          <table:table-cell table:formula="of:=MAX([.F56];[.G56])" office:value-type="float" office:value="4513.1">
            <text:p>4513.1</text:p>
          </table:table-cell>
          <table:table-cell table:formula="of:=MAX([.K56];[.L56])" office:value-type="float" office:value="4562.6">
            <text:p>4562.6</text:p>
          </table:table-cell>
          <table:table-cell table:formula="of:=MAX([.P56];[.Q56])" office:value-type="float" office:value="4596.2">
            <text:p>4596.2</text:p>
          </table:table-cell>
          <table:table-cell table:formula="of:=MAX([.U56];[.V56])" office:value-type="float" office:value="4601.5">
            <text:p>4601.5</text:p>
          </table:table-cell>
          <table:table-cell table:number-columns-repeated="996"/>
        </table:table-row>
        <table:table-row table:style-name="ro1">
          <table:table-cell table:style-name="ce3" table:number-columns-spanned="33" table:number-rows-spanned="47"/>
          <table:covered-table-cell table:number-columns-repeated="32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>
          <table:covered-table-cell table:number-columns-repeated="33"/>
          <table:table-cell table:number-columns-repeated="990"/>
        </table:table-row>
        <table:table-row table:style-name="ro1" table:number-rows-repeated="10484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RPCD" table:style-name="ta1">
        <table:table-column table:style-name="co5" table:number-columns-repeated="2" table:default-cell-style-name="Default"/>
        <table:table-column table:style-name="co5" table:default-cell-style-name="ce4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 table:style-name="ce1" office:value-type="string" table:number-columns-spanned="1" table:number-rows-spanned="2">
            <text:p>nReqs</text:p>
          </table:table-cell>
          <table:table-cell table:style-name="ce1" office:value-type="string" table:number-columns-spanned="1" table:number-rows-spanned="2">
            <text:p>nVeic</text:p>
          </table:table-cell>
          <table:table-cell table:style-name="ce1" office:value-type="string" table:number-columns-spanned="1" table:number-rows-spanned="2">
            <text:p>instance</text:p>
          </table:table-cell>
          <table:table-cell table:style-name="ce1" office:value-type="string" table:number-columns-spanned="3" table:number-rows-spanned="1">
            <text:p>CustoTroca = 0</text:p>
          </table:table-cell>
          <table:covered-table-cell table:style-name="ce1"/>
          <table:covered-table-cell table:style-name="ce2"/>
          <table:table-cell table:style-name="ce1" table:number-columns-spanned="1" table:number-rows-spanned="56"/>
          <table:table-cell table:style-name="ce1" office:value-type="string" table:number-columns-spanned="3" table:number-rows-spanned="1">
            <text:p>CustoTroca = 10</text:p>
          </table:table-cell>
          <table:covered-table-cell table:style-name="ce1"/>
          <table:covered-table-cell table:style-name="ce2"/>
          <table:table-cell table:style-name="ce1" table:number-columns-spanned="1" table:number-rows-spanned="56"/>
          <table:table-cell table:style-name="ce1" office:value-type="string" table:number-columns-spanned="3" table:number-rows-spanned="1">
            <text:p>CustoTroca = 20</text:p>
          </table:table-cell>
          <table:covered-table-cell table:style-name="ce1"/>
          <table:covered-table-cell table:style-name="ce2"/>
          <table:table-cell table:style-name="ce1" table:number-columns-spanned="1" table:number-rows-spanned="56"/>
          <table:table-cell table:style-name="ce1" office:value-type="string" table:number-columns-spanned="3" table:number-rows-spanned="1">
            <text:p>CustoTroca = 40</text:p>
          </table:table-cell>
          <table:covered-table-cell table:style-name="ce1"/>
          <table:covered-table-cell table:style-name="ce2"/>
          <table:table-cell table:style-name="ce16" table:number-columns-spanned="12" table:number-rows-spanned="56"/>
          <table:covered-table-cell table:number-columns-repeated="11"/>
        </table:table-row>
        <table:table-row table:style-name="ro1">
          <table:covered-table-cell table:number-columns-repeated="3" table:style-name="ce2"/>
          <table:table-cell table:style-name="ce2" office:value-type="string">
            <text:p>BUB</text:p>
          </table:table-cell>
          <table:table-cell table:style-name="ce2" office:value-type="string">
            <text:p>BLB – PD</text:p>
          </table:table-cell>
          <table:table-cell table:style-name="ce2" office:value-type="string">
            <text:p>BLB – BC</text:p>
          </table:table-cell>
          <table:covered-table-cell table:style-name="ce2"/>
          <table:table-cell table:style-name="ce2" office:value-type="string">
            <text:p>BUB</text:p>
          </table:table-cell>
          <table:table-cell table:style-name="ce2" office:value-type="string">
            <text:p>BLB – PD</text:p>
          </table:table-cell>
          <table:table-cell table:style-name="ce2" office:value-type="string">
            <text:p>BLB – BC</text:p>
          </table:table-cell>
          <table:covered-table-cell table:style-name="ce2"/>
          <table:table-cell table:style-name="ce2" office:value-type="string">
            <text:p>BUB</text:p>
          </table:table-cell>
          <table:table-cell table:style-name="ce2" office:value-type="string">
            <text:p>BLB – PD</text:p>
          </table:table-cell>
          <table:table-cell table:style-name="ce2" office:value-type="string">
            <text:p>BLB – BC</text:p>
          </table:table-cell>
          <table:covered-table-cell table:style-name="ce2"/>
          <table:table-cell table:style-name="ce2" office:value-type="string">
            <text:p>BUB</text:p>
          </table:table-cell>
          <table:table-cell table:style-name="ce2" office:value-type="string">
            <text:p>BLB – PD</text:p>
          </table:table-cell>
          <table:table-cell table:style-name="ce2" office:value-type="string">
            <text:p>BLB – BC</text:p>
          </table:table-cell>
          <table:covered-table-cell table:number-columns-repeated="12"/>
        </table:table-row>
        <table:table-row table:style-name="ro1">
          <table:table-cell table:style-name="ce14" office:value-type="float" office:value="10" table:number-columns-spanned="1" table:number-rows-spanned="10">
            <text:p>10</text:p>
          </table:table-cell>
          <table:table-cell table:style-name="ce14" office:value-type="string" table:number-columns-spanned="1" table:number-rows-spanned="5">
            <text:p>K2</text:p>
          </table:table-cell>
          <table:table-cell table:style-name="ce2" office:value-type="string">
            <text:p>a</text:p>
          </table:table-cell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1">
          <table:covered-table-cell table:style-name="ce15"/>
          <table:table-cell table:style-name="ce14" office:value-type="string" table:number-columns-spanned="1" table:number-rows-spanned="5">
            <text:p>K4</text:p>
          </table:table-cell>
          <table:table-cell table:style-name="ce2" office:value-type="string">
            <text:p>a</text:p>
          </table:table-cell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2">
          <table:table-cell table:style-name="ce15" table:number-columns-repeated="2"/>
          <table:table-cell table:style-name="ce2"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table-cell table:style-name="ce14" office:value-type="float" office:value="15" table:number-columns-spanned="1" table:number-rows-spanned="10">
            <text:p>15</text:p>
          </table:table-cell>
          <table:table-cell table:style-name="ce14" office:value-type="string" table:number-columns-spanned="1" table:number-rows-spanned="5">
            <text:p>K3</text:p>
          </table:table-cell>
          <table:table-cell table:style-name="ce2" office:value-type="string">
            <text:p>a</text:p>
          </table:table-cell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1">
          <table:covered-table-cell table:style-name="ce15"/>
          <table:table-cell table:style-name="ce14" office:value-type="string" table:number-columns-spanned="1" table:number-rows-spanned="5">
            <text:p>K6</text:p>
          </table:table-cell>
          <table:table-cell table:style-name="ce2" office:value-type="string">
            <text:p>a</text:p>
          </table:table-cell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2">
          <table:table-cell table:style-name="ce15" table:number-columns-repeated="2"/>
          <table:table-cell table:style-name="ce2"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table-cell table:style-name="ce14" office:value-type="float" office:value="20" table:number-columns-spanned="1" table:number-rows-spanned="10">
            <text:p>20</text:p>
          </table:table-cell>
          <table:table-cell table:style-name="ce14" office:value-type="string" table:number-columns-spanned="1" table:number-rows-spanned="5">
            <text:p>K4</text:p>
          </table:table-cell>
          <table:table-cell table:style-name="ce2" office:value-type="string">
            <text:p>a</text:p>
          </table:table-cell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1">
          <table:covered-table-cell table:style-name="ce15"/>
          <table:table-cell table:style-name="ce14" office:value-type="string" table:number-columns-spanned="1" table:number-rows-spanned="5">
            <text:p>K7</text:p>
          </table:table-cell>
          <table:table-cell table:style-name="ce2" office:value-type="string">
            <text:p>a</text:p>
          </table:table-cell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2">
          <table:table-cell table:style-name="ce15" table:number-columns-repeated="2"/>
          <table:table-cell table:style-name="ce2"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table-cell table:style-name="ce14" office:value-type="float" office:value="25" table:number-columns-spanned="1" table:number-rows-spanned="10">
            <text:p>25</text:p>
          </table:table-cell>
          <table:table-cell table:style-name="ce14" office:value-type="string" table:number-columns-spanned="1" table:number-rows-spanned="5">
            <text:p>K5</text:p>
          </table:table-cell>
          <table:table-cell table:style-name="ce2" office:value-type="string">
            <text:p>a</text:p>
          </table:table-cell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1">
          <table:covered-table-cell table:style-name="ce15"/>
          <table:table-cell table:style-name="ce14" office:value-type="string" table:number-columns-spanned="1" table:number-rows-spanned="5">
            <text:p>K9</text:p>
          </table:table-cell>
          <table:table-cell table:style-name="ce2" office:value-type="string">
            <text:p>a</text:p>
          </table:table-cell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2">
          <table:table-cell table:style-name="ce15" table:number-columns-repeated="2"/>
          <table:table-cell table:style-name="ce2"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table-cell table:style-name="ce14" office:value-type="float" office:value="30" table:number-columns-spanned="1" table:number-rows-spanned="10">
            <text:p>30</text:p>
          </table:table-cell>
          <table:table-cell table:style-name="ce14" office:value-type="string" table:number-columns-spanned="1" table:number-rows-spanned="5">
            <text:p>K5</text:p>
          </table:table-cell>
          <table:table-cell table:style-name="ce2" office:value-type="string">
            <text:p>a</text:p>
          </table:table-cell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/>
          <table:table-cell table:style-name="ce5"/>
          <table:table-cell table:style-name="ce8"/>
          <table:table-cell table:style-name="ce17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1">
          <table:covered-table-cell table:style-name="ce15"/>
          <table:table-cell table:style-name="ce14" office:value-type="string" table:number-columns-spanned="1" table:number-rows-spanned="5">
            <text:p>K10</text:p>
          </table:table-cell>
          <table:table-cell table:style-name="ce2" office:value-type="string">
            <text:p>a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b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c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d</text:p>
          </table:table-cell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/>
          <table:table-cell table:style-name="ce6"/>
          <table:table-cell table:style-name="ce4"/>
          <table:table-cell table:style-name="ce18"/>
          <table:covered-table-cell table:number-columns-repeated="12"/>
        </table:table-row>
        <table:table-row table:style-name="ro1">
          <table:covered-table-cell table:number-columns-repeated="2" table:style-name="ce15"/>
          <table:table-cell table:style-name="ce2" office:value-type="string">
            <text:p>e</text:p>
          </table:table-cell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/>
          <table:table-cell table:style-name="ce7"/>
          <table:table-cell table:style-name="ce9"/>
          <table:table-cell table:style-name="ce19"/>
          <table:covered-table-cell table:number-columns-repeated="12"/>
        </table:table-row>
        <table:table-row table:style-name="ro1">
          <table:table-cell table:style-name="ce16" table:number-columns-spanned="30" table:number-rows-spanned="47"/>
          <table:covered-table-cell table:number-columns-repeated="29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>
          <table:covered-table-cell table:number-columns-repeated="30"/>
        </table:table-row>
        <table:table-row table:style-name="ro1" table:number-rows-repeated="1048472">
          <table:table-cell table:number-columns-repeated="30"/>
        </table:table-row>
        <table:table-row table:style-name="ro1"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23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2-07-24T14:48:42</meta:creation-date>
    <dc:date>2012-08-06T23:41:13</dc:date>
    <dc:creator>Fernando </dc:creator>
    <meta:editing-duration>PT9H5M35S</meta:editing-duration>
    <meta:editing-cycles>26</meta:editing-cycles>
    <meta:generator>LibreOffice/3.4$Linux LibreOffice_project/340m1$Build-402</meta:generator>
    <meta:document-statistic meta:table-count="2" meta:cell-count="1176" meta:object-count="0"/>
  </office:meta>
</office:document-meta>
</file>